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MBX101" svg:font-family="CMBX10" style:font-family-generic="roman"/>
    <style:font-face style:name="CMBX121" svg:font-family="CMBX12" style:font-family-generic="roman"/>
    <style:font-face style:name="CMEX101" svg:font-family="CMEX10" style:font-family-generic="roman"/>
    <style:font-face style:name="CMMI101" svg:font-family="CMMI10" style:font-family-generic="roman"/>
    <style:font-face style:name="CMMI61" svg:font-family="CMMI6" style:font-family-generic="roman"/>
    <style:font-face style:name="CMMI81" svg:font-family="CMMI8" style:font-family-generic="roman"/>
    <style:font-face style:name="CMR101" svg:font-family="CMR10" style:font-family-generic="roman"/>
    <style:font-face style:name="CMR121" svg:font-family="CMR12" style:font-family-generic="roman"/>
    <style:font-face style:name="CMR171" svg:font-family="CMR17" style:font-family-generic="roman"/>
    <style:font-face style:name="CMR61" svg:font-family="CMR6" style:font-family-generic="roman"/>
    <style:font-face style:name="CMR81" svg:font-family="CMR8" style:font-family-generic="roman"/>
    <style:font-face style:name="CMSY101" svg:font-family="CMSY10" style:font-family-generic="roman"/>
    <style:font-face style:name="CMSY81" svg:font-family="CMSY8" style:font-family-generic="roman"/>
    <style:font-face style:name="CMTT101" svg:font-family="CMTT10" style:font-family-generic="roman"/>
    <style:font-face style:name="DejaVuSans1" svg:font-family="DejaVuSans" style:font-family-generic="roman"/>
    <style:font-face style:name="CMBX10" svg:font-family="CMBX10" style:font-family-generic="roman" style:font-pitch="variable"/>
    <style:font-face style:name="CMBX12" svg:font-family="CMBX12" style:font-family-generic="roman" style:font-pitch="variable"/>
    <style:font-face style:name="CMEX10" svg:font-family="CMEX10" style:font-family-generic="roman" style:font-pitch="variable"/>
    <style:font-face style:name="CMMI10" svg:font-family="CMMI10" style:font-family-generic="roman" style:font-pitch="variable"/>
    <style:font-face style:name="CMMI6" svg:font-family="CMMI6" style:font-family-generic="roman" style:font-pitch="variable"/>
    <style:font-face style:name="CMMI8" svg:font-family="CMMI8" style:font-family-generic="roman" style:font-pitch="variable"/>
    <style:font-face style:name="CMR10" svg:font-family="CMR10" style:font-family-generic="roman" style:font-pitch="variable"/>
    <style:font-face style:name="CMR12" svg:font-family="CMR12" style:font-family-generic="roman" style:font-pitch="variable"/>
    <style:font-face style:name="CMR17" svg:font-family="CMR17" style:font-family-generic="roman" style:font-pitch="variable"/>
    <style:font-face style:name="CMR6" svg:font-family="CMR6" style:font-family-generic="roman" style:font-pitch="variable"/>
    <style:font-face style:name="CMR8" svg:font-family="CMR8" style:font-family-generic="roman" style:font-pitch="variable"/>
    <style:font-face style:name="CMSY10" svg:font-family="CMSY10" style:font-family-generic="roman" style:font-pitch="variable"/>
    <style:font-face style:name="CMSY8" svg:font-family="CMSY8" style:font-family-generic="roman" style:font-pitch="variable"/>
    <style:font-face style:name="CMTT10" svg:font-family="CMTT10" style:font-family-generic="roman" style:font-pitch="variable"/>
    <style:font-face style:name="DejaVuSans" svg:font-family="DejaVuSan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 style:master-page-name="Standard">
      <style:paragraph-properties style:page-number="auto"/>
    </style:style>
    <style:style style:name="T1" style:family="text">
      <style:text-properties style:font-name="CMR171" fo:font-size="17pt" style:font-size-asian="17pt"/>
    </style:style>
    <style:style style:name="T2" style:family="text">
      <style:text-properties style:font-name="CMR171" fo:font-size="17pt" officeooo:rsid="001b9363" style:font-size-asian="17pt"/>
    </style:style>
    <style:style style:name="T3" style:family="text">
      <style:text-properties style:font-name="CMR101" fo:font-size="11pt" style:font-size-asian="11pt"/>
    </style:style>
    <style:style style:name="T4" style:family="text">
      <style:text-properties style:font-name="CMR101" fo:font-size="11pt" officeooo:rsid="001b9363" style:font-size-asian="11pt"/>
    </style:style>
    <style:style style:name="T5" style:family="text">
      <style:text-properties style:font-name="CMR121" fo:font-size="12pt" style:font-size-asian="12pt"/>
    </style:style>
    <style:style style:name="T6" style:family="text">
      <style:text-properties style:font-name="CMBX121" fo:font-size="14.5pt" style:font-size-asian="14.5pt"/>
    </style:style>
    <style:style style:name="T7" style:family="text">
      <style:text-properties style:font-name="CMBX121" fo:font-size="12pt" style:font-size-asian="12pt"/>
    </style:style>
    <style:style style:name="T8" style:family="text">
      <style:text-properties style:font-name="CMSY101" fo:font-size="11pt" style:font-size-asian="11pt"/>
    </style:style>
    <style:style style:name="T9" style:family="text">
      <style:text-properties style:font-name="CMMI101" fo:font-size="11pt" style:font-size-asian="11pt"/>
    </style:style>
    <style:style style:name="T10" style:family="text">
      <style:text-properties style:font-name="CMR81" fo:font-size="8pt" style:font-size-asian="8pt"/>
    </style:style>
    <style:style style:name="T11" style:family="text">
      <style:text-properties style:font-name="CMMI81" fo:font-size="8pt" style:font-size-asian="8pt"/>
    </style:style>
    <style:style style:name="T12" style:family="text">
      <style:text-properties style:font-name="CMSY81" fo:font-size="8pt" style:font-size-asian="8pt"/>
    </style:style>
    <style:style style:name="T13" style:family="text">
      <style:text-properties style:font-name="CMEX101" fo:font-size="11pt" style:font-size-asian="11pt"/>
    </style:style>
    <style:style style:name="T14" style:family="text">
      <style:text-properties style:font-name="CMR61" fo:font-size="6pt" style:font-size-asian="6pt"/>
    </style:style>
    <style:style style:name="T15" style:family="text">
      <style:text-properties style:font-name="CMMI61" fo:font-size="6pt" style:font-size-asian="6pt"/>
    </style:style>
    <style:style style:name="T16" style:family="text">
      <style:text-properties style:font-name="CMBX101" fo:font-size="11pt" style:font-size-asian="11pt"/>
    </style:style>
    <style:style style:name="T17" style:family="text">
      <style:text-properties style:font-name="CMTT101" fo:font-size="11pt" style:font-size-asian="11pt"/>
    </style:style>
    <style:style style:name="T18" style:family="text">
      <style:text-properties style:font-name="DejaVuSans1" fo:font-size="8pt" style:font-size-asian="8pt"/>
    </style:style>
    <style:style style:name="T19" style:family="text">
      <style:text-properties style:font-name="DejaVuSans1" fo:font-size="9.5pt" style:font-size-asian="9.5pt"/>
    </style:style>
    <style:style style:name="T20" style:family="text">
      <style:text-properties style:font-name="DejaVuSans1" fo:font-size="8.5pt" style:font-size-asian="8.5pt"/>
    </style:style>
    <style:style style:name="T21" style:family="text">
      <style:text-properties style:font-name="DejaVuSans1" fo:font-size="10pt" style:font-size-asian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Deterministic Uncertainty Quanti</text:span><text:span text:style-name="T2">fi</text:span><text:span text:style-name="T1">cation with Raven</text:span></text:p>
      <text:p text:style-name="P1"><text:span text:style-name="T1">Paul Talbot</text:span></text:p>
      <text:p text:style-name="P1"><text:span text:style-name="T3">talbotp@unm.edu</text:span></text:p>
      <text:p text:style-name="P1"><text:span text:style-name="T5">May 29, 2013</text:span></text:p>
      <text:p text:style-name="P1"><text:span text:style-name="T3">1</text:span></text:p>
      <text:p text:style-name="P1"><text:span text:style-name="T6">1 Introduction</text:span></text:p>
      <text:p text:style-name="P1"><text:span text:style-name="T3">RAVEN (Reactor Analysis and Virtual control ENvironment) is a software framework that acts as</text:span></text:p>
      <text:p text:style-name="P1"><text:span text:style-name="T3">the control logic driver for thermal hydraulic code RELAP-7. Central to the purpose of RELAP-7</text:span></text:p>
      <text:p text:style-name="P1"><text:span text:style-name="T3">is determining safety margins in accident-type scenarios for light water nuclear reactors.</text:span></text:p>
      <text:p text:style-name="P1"><text:span text:style-name="T3">Because the inputs to RELAP-7 are likely to have some level of uncertainty in them, RAVEN</text:span></text:p>
      <text:p text:style-name="P1"><text:span text:style-name="T3">allows for the capability to use brute-force Monte Carlo to quantify output uncertainty in terms of</text:span></text:p>
      <text:p text:style-name="P1"><text:span text:style-name="T3">input uncertainty. This makes it valuable as a PRA (probability risk assessment) code, and allows</text:span></text:p>
      <text:p text:style-name="P1"><text:span text:style-name="T3">users to more clearly understand margins calculated with RELAP.</text:span></text:p>
      <text:p text:style-name="P1"><text:span text:style-name="T3">We propose a method of stochastic collocation methods along with generalized polynomial</text:span></text:p>
      <text:p text:style-name="P1"><text:span text:style-name="T3">chaos to sample from the uncertainty space of input variables RELAP in an intelligent way and</text:span></text:p>
      <text:p text:style-name="P1"><text:span text:style-name="T3">propagate those uncertainties through the code, leveraging RAVEN's interface. This avoids the</text:span></text:p>
      <text:p text:style-name="P1"><text:span text:style-name="T3">need to introduce stochastic noise from Monte Carlo calculations and, for a limited number of</text:span></text:p>
      <text:p text:style-name="P1"><text:span text:style-name="T3">uncertain inputs, oers signicant speedup over brute force Monte Carlo for the same degree of</text:span></text:p>
      <text:p text:style-name="P1"><text:span text:style-name="T3">precision. Stochastic collocation may be slower than Monte Carlo as the number of uncertain</text:span></text:p>
      <text:p text:style-name="P1"><text:span text:style-name="T3">variables grows, but much of this loss can be gained by employing sparse grid methods to reduce</text:span></text:p>
      <text:p text:style-name="P1"><text:span text:style-name="T3">the number of necessary samples. The accuracy cost in stochastic collocation and generalized</text:span></text:p>
      <text:p text:style-name="P1"><text:span text:style-name="T3">polynomial chaos originates in truncating innite sums to a small number of terms; the accuracy</text:span></text:p>
      <text:p text:style-name="P1"><text:span text:style-name="T3">of the method generally increases with increasing terms.</text:span></text:p>
      <text:p text:style-name="P1"><text:span text:style-name="T3">We intend eventually to extend the uncertainty quant</text:span><text:span text:style-name="T4">if</text:span><text:span text:style-name="T3">ication tools in RAVEN to propagate</text:span></text:p>
      <text:p text:style-name="P1"><text:span text:style-name="T3">uncertainty from inputs of one code through other coupled mutliphysics models in the MOOSE</text:span></text:p>
      <text:p text:style-name="P1"><text:span text:style-name="T3">(multiphysics object-oriented simulation environment) system. Of particular interest is BISON, a</text:span></text:p>
      <text:p text:style-name="P1"><text:span text:style-name="T3">fuels performance code, which could in turn provide inputs for RAVEN.</text:span></text:p>
      <text:p text:style-name="P1"><text:span text:style-name="T3"/></text:p>
      <text:p text:style-name="P1"><text:span text:style-name="T6">2 gPC: Generalized Polynomial Chaos</text:span></text:p>
      <text:p text:style-name="P1"><text:span text:style-name="T3">In general, stochastic processes can be represented eciently by a basis consisting of an orthogonal</text:span></text:p>
      <text:p text:style-name="P1"><text:span text:style-name="T3">set of polynomials, especially if chosen correctly. While homogeneous chaos only makes use of Hermite</text:span></text:p>
      <text:p text:style-name="P1"><text:span text:style-name="T3">polynomials, a more generalized polynomial chaos (gPC) intelligently selects basis polynomials</text:span></text:p>
      <text:p text:style-name="P1"><text:span text:style-name="T3">based on weighting functions.</text:span></text:p>
      <text:p text:style-name="P1"><text:span text:style-name="T3">Polynomial Random Distr. Weighting Span</text:span></text:p>
      <text:p text:style-name="P1"><text:span text:style-name="T3">Legendre Uniform 1/2 [-1,1]</text:span></text:p>
      <text:p text:style-name="P1"><text:span text:style-name="T3">Hermite Normal exp(</text:span><text:span text:style-name="T8">􀀀</text:span><text:span text:style-name="T9">x</text:span><text:span text:style-name="T10">2</text:span><text:span text:style-name="T3">)</text:span><text:span text:style-name="T9">=</text:span></text:p>
      <text:p text:style-name="P1"><text:span text:style-name="T8">p</text:span></text:p>
      <text:p text:style-name="P1"><text:span text:style-name="T3">2</text:span><text:span text:style-name="T9"> </text:span><text:span text:style-name="T3">(</text:span><text:span text:style-name="T8">􀀀1</text:span><text:span text:style-name="T9">;</text:span><text:span text:style-name="T8">1</text:span><text:span text:style-name="T3">)</text:span></text:p>
      <text:p text:style-name="P1"><text:span text:style-name="T3">Laguerre Gamma </text:span><text:span text:style-name="T9">x</text:span><text:span text:style-name="T11">k</text:span><text:span text:style-name="T12">􀀀</text:span><text:span text:style-name="T10">1 </text:span><text:span text:style-name="T3">exp(</text:span><text:span text:style-name="T8">􀀀</text:span><text:span text:style-name="T9">x</text:span><text:span text:style-name="T3">)</text:span><text:span text:style-name="T9">=</text:span><text:span text:style-name="T3">􀀀(</text:span><text:span text:style-name="T9">k</text:span><text:span text:style-name="T3">) [0</text:span><text:span text:style-name="T9">;</text:span><text:span text:style-name="T8">1</text:span><text:span text:style-name="T3">)</text:span></text:p>
      <text:p text:style-name="P1"><text:span text:style-name="T3">Consider an uncertain (and therefore treated as stochastic) process </text:span><text:span text:style-name="T9">U</text:span><text:span text:style-name="T3">(</text:span><text:span text:style-name="T9">p</text:span><text:span text:style-name="T3">; </text:span><text:span text:style-name="T9"/><text:span text:style-name="T3">) that is a function of its</text:span></text:p>
      <text:p text:style-name="P1"><text:span text:style-name="T3">\certain" input parameters and phase space </text:span><text:span text:style-name="T9">p </text:span><text:span text:style-name="T3">as well as uncertain parameters </text:span><text:span text:style-name="T9"/><text:span text:style-name="T3">. In general, </text:span><text:span text:style-name="T9"> </text:span><text:span text:style-name="T3">may</text:span></text:p>
      <text:p text:style-name="P1"><text:span text:style-name="T3">be the combination of many (</text:span><text:span text:style-name="T9"/><text:span text:style-name="T10">1</text:span><text:span text:style-name="T9">; </text:span><text:span text:style-name="T10">2</text:span><text:span text:style-name="T9">; :::; </text:span><text:span text:style-name="T11">n</text:span><text:span text:style-name="T9">; :::; </text:span><text:span text:style-name="T11">N</text:span><text:span text:style-name="T3">) if </text:span><text:span text:style-name="T9">U </text:span><text:span text:style-name="T3">depends on many uncertain parameters. We</text:span></text:p>
      <text:p text:style-name="P1"><text:span text:style-name="T3">wish to expand </text:span><text:span text:style-name="T9">U </text:span><text:span text:style-name="T3">in terms of one of the polynomial bases in order to quantify its uncertainty. The</text:span></text:p>
      <text:p text:style-name="P1"><text:span text:style-name="T3">polynomial basis is chosen based on the form and span of the uncertainty, as shown in the table.</text:span></text:p>
      <text:p text:style-name="P1"><text:span text:style-name="T3">For any case, </text:span><text:span text:style-name="T9">U </text:span><text:span text:style-name="T3">is expanded as</text:span></text:p>
      <text:p text:style-name="P1"><text:span text:style-name="T9">U</text:span><text:span text:style-name="T3">(</text:span><text:span text:style-name="T9">p</text:span><text:span text:style-name="T3">; </text:span><text:span text:style-name="T9"/><text:span text:style-name="T3">) </text:span><text:span text:style-name="T8"/></text:p>
      <text:p text:style-name="P1"><text:span text:style-name="T13">X</text:span><text:span text:style-name="T11">I</text:span></text:p>
      <text:p text:style-name="P1"><text:span text:style-name="T11">i</text:span><text:span text:style-name="T10">=1</text:span></text:p>
      <text:p text:style-name="P1"><text:span text:style-name="T9">c</text:span><text:span text:style-name="T11">i</text:span><text:span text:style-name="T9">B</text:span><text:span text:style-name="T11">i</text:span><text:span text:style-name="T3">(</text:span><text:span text:style-name="T9"/><text:span text:style-name="T3">)</text:span><text:span text:style-name="T9">; </text:span><text:span text:style-name="T3">(1)</text:span></text:p>
      <text:p text:style-name="P1"><text:span text:style-name="T3">where the approximation is because of term truncation at </text:span><text:span text:style-name="T9">P</text:span><text:span text:style-name="T11">t </text:span><text:span text:style-name="T9">&lt; </text:span><text:span text:style-name="T8">1</text:span><text:span text:style-name="T3">, </text:span><text:span text:style-name="T9">c</text:span><text:span text:style-name="T11">i </text:span><text:span text:style-name="T3">are polynomial coecients,</text:span></text:p>
      <text:p text:style-name="P1"><text:span text:style-name="T3">and </text:span><text:span text:style-name="T9">B</text:span><text:span text:style-name="T11">i </text:span><text:span text:style-name="T3">is the polynomial of order </text:span><text:span text:style-name="T9">i </text:span><text:span text:style-name="T3">that best ts the uncertainty in </text:span><text:span text:style-name="T9">U</text:span><text:span text:style-name="T3">. Since the polynomials are</text:span></text:p>
      <text:p text:style-name="P1"><text:span text:style-name="T3">known, we can solve for the unknown coecients using the orthogonality of the basis polynomials</text:span></text:p>
      <text:p text:style-name="P1"><text:soft-page-break/><text:span text:style-name="T3">as</text:span></text:p>
      <text:p text:style-name="P1"><text:span text:style-name="T9">c</text:span><text:span text:style-name="T11">i </text:span><text:span text:style-name="T3">=</text:span></text:p>
      <text:p text:style-name="P1"><text:span text:style-name="T3">(</text:span><text:span text:style-name="T9">U</text:span><text:span text:style-name="T3">(</text:span><text:span text:style-name="T9">p</text:span><text:span text:style-name="T3">; </text:span><text:span text:style-name="T9"/><text:span text:style-name="T3">)</text:span><text:span text:style-name="T9">;B</text:span><text:span text:style-name="T11">i</text:span><text:span text:style-name="T3">(</text:span><text:span text:style-name="T9"/><text:span text:style-name="T3">))</text:span></text:p>
      <text:p text:style-name="P1"><text:span text:style-name="T3">(</text:span><text:span text:style-name="T9">B</text:span><text:span text:style-name="T11">i</text:span><text:span text:style-name="T3">(</text:span><text:span text:style-name="T9"/><text:span text:style-name="T3">)</text:span><text:span text:style-name="T10">2</text:span><text:span text:style-name="T3">)</text:span></text:p>
      <text:p text:style-name="P1"><text:span text:style-name="T9">; </text:span><text:span text:style-name="T3">(2)</text:span></text:p>
      <text:p text:style-name="P1"><text:span text:style-name="T3">using (</text:span><text:span text:style-name="T8"/><text:span text:style-name="T3">) as inner product notation</text:span></text:p>
      <text:p text:style-name="P1"><text:span text:style-name="T13">􀀀</text:span></text:p>
      <text:p text:style-name="P1"><text:span text:style-name="T9">f</text:span><text:span text:style-name="T3">(</text:span><text:span text:style-name="T9">x</text:span><text:span text:style-name="T3">)</text:span><text:span text:style-name="T9">; g</text:span><text:span text:style-name="T3">(</text:span><text:span text:style-name="T9">x</text:span><text:span text:style-name="T3">)</text:span></text:p>
      <text:p text:style-name="P1"><text:span text:style-name="T13"/></text:p>
      <text:p text:style-name="P1"><text:span text:style-name="T8"/></text:p>
      <text:p text:style-name="P1"><text:span text:style-name="T13">Z</text:span></text:p>
      <text:p text:style-name="P1"><text:span text:style-name="T11">S</text:span></text:p>
      <text:p text:style-name="P1"><text:span text:style-name="T9">f</text:span><text:span text:style-name="T3">(</text:span><text:span text:style-name="T9">x</text:span><text:span text:style-name="T3">)</text:span><text:span text:style-name="T9">g</text:span><text:span text:style-name="T3">(</text:span><text:span text:style-name="T9">x</text:span><text:span text:style-name="T3">)</text:span><text:span text:style-name="T9">dx; </text:span><text:span text:style-name="T3">(3)</text:span></text:p>
      <text:p text:style-name="P1"><text:span text:style-name="T3">where </text:span><text:span text:style-name="T9">S </text:span><text:span text:style-name="T3">is the support of </text:span><text:span text:style-name="T9">x</text:span><text:span text:style-name="T3">.</text:span></text:p>
      <text:p text:style-name="P1"><text:span text:style-name="T6">3 SCM: Stochastic Collocation Method</text:span></text:p>
      <text:p text:style-name="P1"><text:span text:style-name="T3">The stochastic collocation method (SCM) makes use of quadrature sets to sample from the random</text:span></text:p>
      <text:p text:style-name="P1"><text:span text:style-name="T3">space generated by uncertainty. We can make use of quadrature sets consisting of roots of the same</text:span></text:p>
      <text:p text:style-name="P1"><text:span text:style-name="T3">polynomials used as basis functions in order to calculate the inner product for the gPC coe</text:span><text:span text:style-name="T4">ffi</text:span><text:span text:style-name="T3">cients,</text:span></text:p>
      <text:p text:style-name="P1"><text:span text:style-name="T3">(</text:span><text:span text:style-name="T9">U;B</text:span><text:span text:style-name="T11">i</text:span><text:span text:style-name="T3">) </text:span><text:span text:style-name="T8"/></text:p>
      <text:p text:style-name="P1"><text:span text:style-name="T13">Z</text:span></text:p>
      <text:p text:style-name="P1"><text:span text:style-name="T9">U</text:span><text:span text:style-name="T3">(</text:span><text:span text:style-name="T9"/><text:span text:style-name="T3">)</text:span><text:span text:style-name="T9">B</text:span><text:span text:style-name="T11">i</text:span><text:span text:style-name="T3">(</text:span><text:span text:style-name="T9"/><text:span text:style-name="T3">)</text:span><text:span text:style-name="T9">d; </text:span><text:span text:style-name="T3">(4)</text:span></text:p>
      <text:p text:style-name="P1"><text:span text:style-name="T3">=</text:span></text:p>
      <text:p text:style-name="P1"><text:span text:style-name="T13">Z</text:span></text:p>
      <text:p text:style-name="P1"><text:span text:style-name="T9">d</text:span><text:span text:style-name="T10">1</text:span></text:p>
      <text:p text:style-name="P1"><text:span text:style-name="T13">Z</text:span></text:p>
      <text:p text:style-name="P1"><text:span text:style-name="T9">d</text:span><text:span text:style-name="T10">2</text:span><text:span text:style-name="T9">:::</text:span></text:p>
      <text:p text:style-name="P1"><text:span text:style-name="T13">Z</text:span></text:p>
      <text:p text:style-name="P1"><text:span text:style-name="T9">d</text:span><text:span text:style-name="T11">N</text:span></text:p>
      <text:p text:style-name="P1"><text:span text:style-name="T13"/></text:p>
      <text:p text:style-name="P1"><text:span text:style-name="T9">U</text:span><text:span text:style-name="T3">(</text:span><text:span text:style-name="T9">p</text:span><text:span text:style-name="T3">; </text:span><text:span text:style-name="T9"/><text:span text:style-name="T10">1</text:span><text:span text:style-name="T9">; </text:span><text:span text:style-name="T10">2</text:span><text:span text:style-name="T9">; :::; </text:span><text:span text:style-name="T11">N</text:span><text:span text:style-name="T3">)</text:span><text:span text:style-name="T9">B</text:span><text:span text:style-name="T11">i</text:span><text:span text:style-name="T3">(</text:span><text:span text:style-name="T9"/><text:span text:style-name="T10">1</text:span><text:span text:style-name="T9">; </text:span><text:span text:style-name="T10">2</text:span><text:span text:style-name="T9">; :::; </text:span><text:span text:style-name="T11">N</text:span><text:span text:style-name="T3">)</text:span><text:span text:style-name="T9">; </text:span><text:span text:style-name="T3">(5)</text:span></text:p>
      <text:p text:style-name="P1"><text:span text:style-name="T8"/></text:p>
      <text:p text:style-name="P1"><text:span text:style-name="T13"><text:s/></text:span></text:p>
      <text:p text:style-name="P1"><text:span text:style-name="T13">X</text:span><text:span text:style-name="T11">M</text:span><text:span text:style-name="T14">1</text:span></text:p>
      <text:p text:style-name="P1"><text:span text:style-name="T11">m</text:span><text:span text:style-name="T14">1</text:span><text:span text:style-name="T10">=1</text:span></text:p>
      <text:p text:style-name="P1"><text:span text:style-name="T9">w</text:span><text:span text:style-name="T11">m</text:span><text:span text:style-name="T14">1</text:span></text:p>
      <text:p text:style-name="P1"><text:span text:style-name="T13">X</text:span><text:span text:style-name="T11">M</text:span><text:span text:style-name="T14">2</text:span></text:p>
      <text:p text:style-name="P1"><text:span text:style-name="T11">m</text:span><text:span text:style-name="T14">2</text:span><text:span text:style-name="T10">=1</text:span></text:p>
      <text:p text:style-name="P1"><text:span text:style-name="T9">w</text:span><text:span text:style-name="T11">m</text:span><text:span text:style-name="T14">2 </text:span><text:span text:style-name="T9">:::</text:span></text:p>
      <text:p text:style-name="P1"><text:span text:style-name="T13">X</text:span><text:span text:style-name="T11">M</text:span><text:span text:style-name="T15">N</text:span></text:p>
      <text:p text:style-name="P1"><text:span text:style-name="T11">m</text:span><text:span text:style-name="T15">N</text:span><text:span text:style-name="T10">=1</text:span></text:p>
      <text:p text:style-name="P1"><text:span text:style-name="T9">w</text:span><text:span text:style-name="T11">m</text:span><text:span text:style-name="T15">N</text:span></text:p>
      <text:p text:style-name="P1"><text:span text:style-name="T13">!</text:span></text:p>
      <text:p text:style-name="P1"><text:span text:style-name="T9">U</text:span><text:span text:style-name="T3">(</text:span><text:span text:style-name="T9">p</text:span><text:span text:style-name="T3">; </text:span><text:span text:style-name="T9"/><text:span text:style-name="T11">m</text:span><text:span text:style-name="T14">1 </text:span><text:span text:style-name="T9">; </text:span><text:span text:style-name="T11">m</text:span><text:span text:style-name="T14">2 </text:span><text:span text:style-name="T9">; :::; </text:span><text:span text:style-name="T11">m</text:span><text:span text:style-name="T15">N </text:span><text:span text:style-name="T3">)</text:span><text:span text:style-name="T9">B</text:span><text:span text:style-name="T11">i</text:span><text:span text:style-name="T3">(</text:span><text:span text:style-name="T9"/><text:span text:style-name="T11">m</text:span><text:span text:style-name="T14">1 </text:span><text:span text:style-name="T9">; </text:span><text:span text:style-name="T11">m</text:span><text:span text:style-name="T14">2 </text:span><text:span text:style-name="T9">; :::; </text:span><text:span text:style-name="T11">m</text:span><text:span text:style-name="T15">N </text:span><text:span text:style-name="T3">)</text:span><text:span text:style-name="T9">; </text:span><text:span text:style-name="T3">(6)</text:span></text:p>
      <text:p text:style-name="P1"><text:span text:style-name="T3">3</text:span></text:p>
      <text:p text:style-name="P1"><text:span text:style-name="T3">where </text:span><text:span text:style-name="T9">w</text:span><text:span text:style-name="T11">m</text:span><text:span text:style-name="T15">n </text:span><text:span text:style-name="T3">are weights obtained from quadrature sets corresponding to the polynomial basis chosen.</text:span></text:p>
      <text:p text:style-name="P1"><text:span text:style-name="T3">The quadrature set may or may not have the same level of truncation as the polynomial expansion;</text:span></text:p>
      <text:p text:style-name="P1"><text:span text:style-name="T3">that is, </text:span><text:span text:style-name="T9">M</text:span><text:span text:style-name="T11">n </text:span><text:span text:style-name="T3">need not be the same as </text:span><text:span text:style-name="T9">M</text:span><text:span text:style-name="T10">1 </text:span><text:span text:style-name="T3">or </text:span><text:span text:style-name="T9">I</text:span><text:span text:style-name="T3">.</text:span></text:p>
      <text:p text:style-name="P1"><text:span text:style-name="T3">We can further modify the inner product calculation by </text:span><text:span text:style-name="T4">fi</text:span><text:span text:style-name="T3">nding the coe</text:span><text:span text:style-name="T4">ffi</text:span><text:span text:style-name="T3">cient term at node</text:span></text:p>
      <text:p text:style-name="P1"><text:span text:style-name="T9"/><text:span text:style-name="T11">m </text:span><text:span text:style-name="T8"> </text:span><text:span text:style-name="T3">(</text:span><text:span text:style-name="T9"/><text:span text:style-name="T10">1</text:span><text:span text:style-name="T11">;m</text:span><text:span text:style-name="T14">1 </text:span><text:span text:style-name="T9">; :::; </text:span><text:span text:style-name="T11">n;m</text:span><text:span text:style-name="T15">n</text:span><text:span text:style-name="T9">; :::; </text:span><text:span text:style-name="T11">N;m</text:span><text:span text:style-name="T15">N </text:span><text:span text:style-name="T3">) so that</text:span></text:p>
      <text:p text:style-name="P1"><text:span text:style-name="T9">c</text:span><text:span text:style-name="T11">i </text:span><text:span text:style-name="T3">=</text:span></text:p>
      <text:p text:style-name="P1"><text:span text:style-name="T13"><text:s/></text:span></text:p>
      <text:p text:style-name="P1"><text:span text:style-name="T13">X</text:span><text:span text:style-name="T11">M</text:span><text:span text:style-name="T14">1</text:span></text:p>
      <text:p text:style-name="P1"><text:span text:style-name="T11">m</text:span><text:span text:style-name="T14">1</text:span><text:span text:style-name="T10">=1</text:span></text:p>
      <text:p text:style-name="P1"><text:span text:style-name="T9">w</text:span><text:span text:style-name="T11">m</text:span><text:span text:style-name="T14">1</text:span></text:p>
      <text:p text:style-name="P1"><text:soft-page-break/><text:span text:style-name="T13">X</text:span><text:span text:style-name="T11">M</text:span><text:span text:style-name="T14">2</text:span></text:p>
      <text:p text:style-name="P1"><text:span text:style-name="T11">m</text:span><text:span text:style-name="T14">2</text:span><text:span text:style-name="T10">=1</text:span></text:p>
      <text:p text:style-name="P1"><text:span text:style-name="T9">w</text:span><text:span text:style-name="T11">m</text:span><text:span text:style-name="T14">2 </text:span><text:span text:style-name="T9">:::</text:span></text:p>
      <text:p text:style-name="P1"><text:span text:style-name="T13">X</text:span><text:span text:style-name="T11">M</text:span><text:span text:style-name="T15">N</text:span></text:p>
      <text:p text:style-name="P1"><text:span text:style-name="T11">m</text:span><text:span text:style-name="T15">N</text:span><text:span text:style-name="T10">=1</text:span></text:p>
      <text:p text:style-name="P1"><text:span text:style-name="T9">w</text:span><text:span text:style-name="T11">m</text:span><text:span text:style-name="T15">N</text:span></text:p>
      <text:p text:style-name="P1"><text:span text:style-name="T13">!</text:span></text:p>
      <text:p text:style-name="P1"><text:span text:style-name="T9">c</text:span><text:span text:style-name="T11">i</text:span><text:span text:style-name="T3">(</text:span><text:span text:style-name="T9"/><text:span text:style-name="T10">1</text:span><text:span text:style-name="T11">;m</text:span><text:span text:style-name="T14">1 </text:span><text:span text:style-name="T9">; :::; </text:span><text:span text:style-name="T11">n;m</text:span><text:span text:style-name="T15">n</text:span><text:span text:style-name="T9">; :::; </text:span><text:span text:style-name="T11">N;m</text:span><text:span text:style-name="T15">N </text:span><text:span text:style-name="T3">)</text:span><text:span text:style-name="T9">; </text:span><text:span text:style-name="T3">(7)</text:span></text:p>
      <text:p text:style-name="P1"><text:span text:style-name="T3">=</text:span></text:p>
      <text:p text:style-name="P1"><text:span text:style-name="T13"><text:s/></text:span></text:p>
      <text:p text:style-name="P1"><text:span text:style-name="T13">X</text:span><text:span text:style-name="T11">M</text:span><text:span text:style-name="T14">1</text:span></text:p>
      <text:p text:style-name="P1"><text:span text:style-name="T11">m</text:span><text:span text:style-name="T14">1</text:span><text:span text:style-name="T10">=1</text:span></text:p>
      <text:p text:style-name="P1"><text:span text:style-name="T9">w</text:span><text:span text:style-name="T11">m</text:span><text:span text:style-name="T14">1</text:span></text:p>
      <text:p text:style-name="P1"><text:span text:style-name="T13">X</text:span><text:span text:style-name="T11">M</text:span><text:span text:style-name="T14">2</text:span></text:p>
      <text:p text:style-name="P1"><text:span text:style-name="T11">m</text:span><text:span text:style-name="T14">2</text:span><text:span text:style-name="T10">=1</text:span></text:p>
      <text:p text:style-name="P1"><text:span text:style-name="T9">w</text:span><text:span text:style-name="T11">m</text:span><text:span text:style-name="T14">2 </text:span><text:span text:style-name="T9">:::</text:span></text:p>
      <text:p text:style-name="P1"><text:span text:style-name="T13">X</text:span><text:span text:style-name="T11">M</text:span><text:span text:style-name="T15">N</text:span></text:p>
      <text:p text:style-name="P1"><text:span text:style-name="T11">m</text:span><text:span text:style-name="T15">N</text:span><text:span text:style-name="T10">=1</text:span></text:p>
      <text:p text:style-name="P1"><text:span text:style-name="T9">w</text:span><text:span text:style-name="T11">m</text:span><text:span text:style-name="T15">N</text:span></text:p>
      <text:p text:style-name="P1"><text:span text:style-name="T13">!</text:span></text:p>
      <text:p text:style-name="P1"><text:span text:style-name="T9">c</text:span><text:span text:style-name="T11">i;m</text:span><text:span text:style-name="T9">; </text:span><text:span text:style-name="T3">(8)</text:span></text:p>
      <text:p text:style-name="P1"><text:span text:style-name="T9">c</text:span><text:span text:style-name="T11">i;m </text:span><text:span text:style-name="T8"> </text:span><text:span text:style-name="T9">U</text:span><text:span text:style-name="T3">(</text:span><text:span text:style-name="T9">p</text:span><text:span text:style-name="T3">; </text:span><text:span text:style-name="T9"/><text:span text:style-name="T11">m</text:span><text:span text:style-name="T3">)</text:span><text:span text:style-name="T9">B</text:span><text:span text:style-name="T11">i</text:span><text:span text:style-name="T3">(</text:span><text:span text:style-name="T9"/><text:span text:style-name="T11">m</text:span><text:span text:style-name="T3">)</text:span><text:span text:style-name="T9">; </text:span><text:span text:style-name="T3">(9)</text:span></text:p>
      <text:p text:style-name="P1"><text:span text:style-name="T3">where </text:span><text:span text:style-name="T9">c</text:span><text:span text:style-name="T11">i;m </text:span><text:span text:style-name="T3">is the coe</text:span><text:span text:style-name="T4">ffi</text:span><text:span text:style-name="T3">cient to the </text:span><text:span text:style-name="T9">i</text:span><text:span text:style-name="T3">-th order basis polynomial corresponding to a single sample</text:span></text:p>
      <text:p text:style-name="P1"><text:span text:style-name="T3">realization </text:span><text:span text:style-name="T9">m </text:span><text:span text:style-name="T3">of </text:span><text:span text:style-name="T9">U</text:span><text:span text:style-name="T3">(</text:span><text:span text:style-name="T9">p</text:span><text:span text:style-name="T3">; </text:span><text:span text:style-name="T9"/><text:span text:style-name="T3">). Furthermore, we bring weights inward and multiply them to obtain weights</text:span></text:p>
      <text:p text:style-name="P1"><text:span text:style-name="T3">that also correspond to a single realization </text:span><text:span text:style-name="T9">m </text:span><text:span text:style-name="T3">of </text:span><text:span text:style-name="T9">U</text:span><text:span text:style-name="T3">, so that</text:span></text:p>
      <text:p text:style-name="P1"><text:span text:style-name="T9">w</text:span><text:span text:style-name="T11">m </text:span><text:span text:style-name="T3">=</text:span></text:p>
      <text:p text:style-name="P1"><text:span text:style-name="T11">N</text:span><text:span text:style-name="T13">Y</text:span></text:p>
      <text:p text:style-name="P1"><text:span text:style-name="T11">h</text:span><text:span text:style-name="T10">=1</text:span></text:p>
      <text:p text:style-name="P1"><text:span text:style-name="T9">w</text:span><text:span text:style-name="T11">m</text:span><text:span text:style-name="T15">h</text:span><text:span text:style-name="T9">; </text:span><text:span text:style-name="T3">(10)</text:span></text:p>
      <text:p text:style-name="P1"><text:span text:style-name="T9">c</text:span><text:span text:style-name="T11">i </text:span><text:span text:style-name="T3">=</text:span></text:p>
      <text:p text:style-name="P1"><text:span text:style-name="T13"><text:s/></text:span></text:p>
      <text:p text:style-name="P1"><text:span text:style-name="T13">X</text:span><text:span text:style-name="T11">M</text:span><text:span text:style-name="T14">1</text:span></text:p>
      <text:p text:style-name="P1"><text:span text:style-name="T11">m</text:span><text:span text:style-name="T14">1</text:span><text:span text:style-name="T10">=1</text:span></text:p>
      <text:p text:style-name="P1"><text:span text:style-name="T9">:::</text:span></text:p>
      <text:p text:style-name="P1"><text:span text:style-name="T13">X</text:span><text:span text:style-name="T11">M</text:span><text:span text:style-name="T15">n</text:span></text:p>
      <text:p text:style-name="P1"><text:span text:style-name="T11">m</text:span><text:span text:style-name="T15">n</text:span><text:span text:style-name="T10">=1</text:span></text:p>
      <text:p text:style-name="P1"><text:span text:style-name="T9">:::</text:span></text:p>
      <text:p text:style-name="P1"><text:span text:style-name="T13">X</text:span><text:span text:style-name="T11">M</text:span><text:span text:style-name="T15">N</text:span></text:p>
      <text:p text:style-name="P1"><text:span text:style-name="T11">m</text:span><text:span text:style-name="T15">N</text:span><text:span text:style-name="T10">=1</text:span></text:p>
      <text:p text:style-name="P1"><text:span text:style-name="T13">!</text:span></text:p>
      <text:p text:style-name="P1"><text:span text:style-name="T9">w</text:span><text:span text:style-name="T11">m</text:span><text:span text:style-name="T9">c</text:span><text:span text:style-name="T11">i;m</text:span><text:span text:style-name="T9">: </text:span><text:span text:style-name="T3">(11)</text:span></text:p>
      <text:p text:style-name="P1"><text:span text:style-name="T7">3.1 Constructing Multidimensional Bases</text:span></text:p>
      <text:p text:style-name="P1"><text:span text:style-name="T3">We now give examples of expanding a multivariate function in multiple bases. In future sections</text:span></text:p>
      <text:p text:style-name="P1"><text:span text:style-name="T3">we explore alternate distributions and polynomials, as well as mapping uncertain spaces onto the</text:span></text:p>
      <text:p text:style-name="P1"><text:span text:style-name="T3">[0,1] normalized shifted Legendre polynomial space; for now, we assume all random variables </text:span><text:span text:style-name="T9"/><text:span text:style-name="T11">n</text:span></text:p>
      <text:p text:style-name="P1"><text:span text:style-name="T3">are already expressed as uncertain variables with values </text:span><text:span text:style-name="T8">2 </text:span><text:span text:style-name="T3">[0</text:span><text:span text:style-name="T9">; </text:span><text:span text:style-name="T3">1].</text:span></text:p>
      <text:p text:style-name="P1"><text:span text:style-name="T16">3.1.1 Polynomials and Distributions</text:span></text:p>
      <text:p text:style-name="P1"><text:span text:style-name="T3">We consider a set of eight typical uncertainty distributions and their corresponding polynomials and</text:span></text:p>
      <text:p text:style-name="P1"><text:span text:style-name="T3">quadrature. We summarize them in the table below, taken from TODO CITE Xiu and Karniadakis.</text:span></text:p>
      <text:p text:style-name="P1"><text:span text:style-name="T3">Unc. Distribution Basis Polynomials Support</text:span></text:p>
      <text:p text:style-name="P1"><text:span text:style-name="T3">Continuous Normal Hermite (</text:span><text:span text:style-name="T8">􀀀1</text:span><text:span text:style-name="T9">;</text:span><text:span text:style-name="T8">1</text:span><text:span text:style-name="T3">)</text:span></text:p>
      <text:p text:style-name="P1"><text:span text:style-name="T3">Gamma Laguerre [0</text:span><text:span text:style-name="T9">;</text:span><text:span text:style-name="T8">1</text:span><text:span text:style-name="T3">)</text:span></text:p>
      <text:p text:style-name="P1"><text:span text:style-name="T3">Beta Jacobi [</text:span><text:span text:style-name="T9">a; b</text:span><text:span text:style-name="T3">]</text:span></text:p>
      <text:p text:style-name="P1"><text:span text:style-name="T3">Uniform Legendre [</text:span><text:span text:style-name="T9">a; b</text:span><text:span text:style-name="T3">]</text:span></text:p>
      <text:p text:style-name="P1"><text:span text:style-name="T3">Discrete Poisson Charlier </text:span><text:span text:style-name="T8">f</text:span><text:span text:style-name="T3">0,1,2,...</text:span><text:span text:style-name="T8">g</text:span></text:p>
      <text:p text:style-name="P1"><text:span text:style-name="T3">Binomial Krawtchouk </text:span><text:span text:style-name="T8">f</text:span><text:span text:style-name="T3">0,1,...,N</text:span><text:span text:style-name="T8">g</text:span></text:p>
      <text:p text:style-name="P1"><text:soft-page-break/><text:span text:style-name="T3">Negative Binomial Meixner </text:span><text:span text:style-name="T8">f</text:span><text:span text:style-name="T3">0,1,2,...</text:span><text:span text:style-name="T8">g</text:span></text:p>
      <text:p text:style-name="P1"><text:span text:style-name="T3">Hypergeometric Hahn </text:span><text:span text:style-name="T8">f</text:span><text:span text:style-name="T3">0,1,...,N</text:span><text:span text:style-name="T8">g</text:span></text:p>
      <text:p text:style-name="P1"><text:span text:style-name="T3">FIXME get rid of the discontinuous ones? They're not in scipy.</text:span></text:p>
      <text:p text:style-name="P1"><text:span text:style-name="T3">De</text:span><text:span text:style-name="T4">fi</text:span><text:span text:style-name="T3">nitions and examples of these distributions are included in the appendix.</text:span></text:p>
      <text:p text:style-name="P1"><text:span text:style-name="T3">4</text:span></text:p>
      <text:p text:style-name="P1"><text:span text:style-name="T16">3.1.2 Example: Single-Dimensional expansion</text:span></text:p>
      <text:p text:style-name="P1"><text:span text:style-name="T3">Starting with the simplest case, we consider a function of single uniform-uncertainty variable </text:span><text:span text:style-name="T9"> </text:span><text:span text:style-name="T3">= </text:span><text:span text:style-name="T9"/><text:span text:style-name="T10">1</text:span><text:span text:style-name="T3">,</text:span></text:p>
      <text:p text:style-name="P1"><text:span text:style-name="T9">f</text:span><text:span text:style-name="T3">(</text:span><text:span text:style-name="T9"/><text:span text:style-name="T3">) = </text:span><text:span text:style-name="T9">a </text:span><text:span text:style-name="T3">+ </text:span><text:span text:style-name="T9">b;  </text:span><text:span text:style-name="T8">2 </text:span><text:span text:style-name="T3">[0</text:span><text:span text:style-name="T9">; </text:span><text:span text:style-name="T3">1]</text:span><text:span text:style-name="T9">; </text:span><text:span text:style-name="T3">(12)</text:span></text:p>
      <text:p text:style-name="P1"><text:span text:style-name="T3">where </text:span><text:span text:style-name="T9">a </text:span><text:span text:style-name="T3">and </text:span><text:span text:style-name="T9">b </text:span><text:span text:style-name="T3">are arbitrary scalars. We expand </text:span><text:span text:style-name="T9">f</text:span><text:span text:style-name="T3">(</text:span><text:span text:style-name="T9"/><text:span text:style-name="T3">) in normalized shifted Legendre polynomials,</text:span></text:p>
      <text:p text:style-name="P1"><text:span text:style-name="T9">f</text:span><text:span text:style-name="T3">(</text:span><text:span text:style-name="T9"/><text:span text:style-name="T3">) =</text:span></text:p>
      <text:p text:style-name="P1"><text:span text:style-name="T12">1</text:span><text:span text:style-name="T13">X</text:span></text:p>
      <text:p text:style-name="P1"><text:span text:style-name="T11">i</text:span><text:span text:style-name="T10">=0</text:span></text:p>
      <text:p text:style-name="P1"><text:span text:style-name="T9">f</text:span><text:span text:style-name="T11">i </text:span><text:span text:style-name="T3">~ </text:span><text:span text:style-name="T9">P</text:span><text:span text:style-name="T11">i</text:span><text:span text:style-name="T3">(</text:span><text:span text:style-name="T9"/><text:span text:style-name="T3">)</text:span><text:span text:style-name="T9">; </text:span><text:span text:style-name="T3">(13)</text:span></text:p>
      <text:p text:style-name="P1"><text:span text:style-name="T3">=</text:span></text:p>
      <text:p text:style-name="P1"><text:span text:style-name="T13">X</text:span><text:span text:style-name="T10">1</text:span></text:p>
      <text:p text:style-name="P1"><text:span text:style-name="T11">i</text:span><text:span text:style-name="T10">=0</text:span></text:p>
      <text:p text:style-name="P1"><text:span text:style-name="T9">f</text:span><text:span text:style-name="T11">i </text:span><text:span text:style-name="T3">~ </text:span><text:span text:style-name="T9">P</text:span><text:span text:style-name="T11">i</text:span><text:span text:style-name="T3">(</text:span><text:span text:style-name="T9"/><text:span text:style-name="T3">)</text:span><text:span text:style-name="T9">: </text:span><text:span text:style-name="T3">(14)</text:span></text:p>
      <text:p text:style-name="P1"><text:span text:style-name="T3">We can truncate the sum at 1 term because we know a priori </text:span><text:span text:style-name="T9">f</text:span><text:span text:style-name="T3">(</text:span><text:span text:style-name="T9"/><text:span text:style-name="T3">) is order 1 in </text:span><text:span text:style-name="T9"/><text:span text:style-name="T3">, so it can be exactly</text:span></text:p>
      <text:p text:style-name="P1"><text:span text:style-name="T3">represented by Legendre polynomials of up to order 1; in general, this is not known and perfect</text:span></text:p>
      <text:p text:style-name="P1"><text:span text:style-name="T3">accuracy can only be guaranteed with innite terms. Using the orthogonality of the normalized</text:span></text:p>
      <text:p text:style-name="P1"><text:span text:style-name="T3">shifted Legendre polynomials, we </text:span><text:span text:style-name="T4">fi</text:span><text:span text:style-name="T3">nd the coe</text:span><text:span text:style-name="T4">ffi</text:span><text:span text:style-name="T3">cients </text:span><text:span text:style-name="T9">f</text:span><text:span text:style-name="T11">i </text:span><text:span text:style-name="T3">given by</text:span></text:p>
      <text:p text:style-name="P1"><text:span text:style-name="T9">f</text:span><text:span text:style-name="T11">i </text:span><text:span text:style-name="T3">=</text:span></text:p>
      <text:p text:style-name="P1"><text:span text:style-name="T13">Z </text:span><text:span text:style-name="T10">1</text:span></text:p>
      <text:p text:style-name="P1"><text:span text:style-name="T10">0</text:span></text:p>
      <text:p text:style-name="P1"><text:span text:style-name="T9">f</text:span><text:span text:style-name="T3">(</text:span><text:span text:style-name="T9"/><text:span text:style-name="T3">) ~ </text:span><text:span text:style-name="T9">P</text:span><text:span text:style-name="T11">i</text:span><text:span text:style-name="T3">(</text:span><text:span text:style-name="T9"/><text:span text:style-name="T3">)</text:span><text:span text:style-name="T9">d: </text:span><text:span text:style-name="T3">(15)</text:span></text:p>
      <text:p text:style-name="P1"><text:span text:style-name="T3">We can approximate the integral with shifted Gauss-Legendre quadrature,</text:span></text:p>
      <text:p text:style-name="P1"><text:span text:style-name="T9">f</text:span><text:span text:style-name="T11">i </text:span><text:span text:style-name="T3">=</text:span></text:p>
      <text:p text:style-name="P1"><text:span text:style-name="T12">1</text:span><text:span text:style-name="T13">X</text:span></text:p>
      <text:p text:style-name="P1"><text:span text:style-name="T11">`</text:span><text:span text:style-name="T10">=0</text:span></text:p>
      <text:p text:style-name="P1"><text:span text:style-name="T9">w</text:span><text:span text:style-name="T11">`</text:span><text:span text:style-name="T9">f</text:span><text:span text:style-name="T3">(</text:span><text:span text:style-name="T9"/><text:span text:style-name="T11">`</text:span><text:span text:style-name="T3">) ~ </text:span><text:span text:style-name="T9">P</text:span><text:span text:style-name="T11">i</text:span><text:span text:style-name="T3">(</text:span><text:span text:style-name="T9"/><text:span text:style-name="T11">`</text:span><text:span text:style-name="T3">)</text:span><text:span text:style-name="T9">; </text:span><text:span text:style-name="T3">(16)</text:span></text:p>
      <text:p text:style-name="P1"><text:span text:style-name="T3">=</text:span></text:p>
      <text:p text:style-name="P1"><text:span text:style-name="T13">X</text:span><text:span text:style-name="T10">1</text:span></text:p>
      <text:p text:style-name="P1"><text:span text:style-name="T11">`</text:span><text:span text:style-name="T10">=0</text:span></text:p>
      <text:p text:style-name="P1"><text:span text:style-name="T9">w</text:span><text:span text:style-name="T11">`</text:span><text:span text:style-name="T9">f</text:span><text:span text:style-name="T3">(</text:span><text:span text:style-name="T9"/><text:span text:style-name="T11">`</text:span><text:span text:style-name="T3">) ~ </text:span><text:span text:style-name="T9">P</text:span><text:span text:style-name="T11">i</text:span><text:span text:style-name="T3">(</text:span><text:span text:style-name="T9"/><text:span text:style-name="T11">`</text:span><text:span text:style-name="T3">)</text:span><text:span text:style-name="T9">; </text:span><text:span text:style-name="T3">(17)</text:span></text:p>
      <text:p text:style-name="P1"><text:span text:style-name="T3">where once again, because we know the shifted Legendre polynomial order is no greater than 1 and</text:span></text:p>
      <text:p text:style-name="P1"><text:span text:style-name="T9">f</text:span><text:span text:style-name="T3">(</text:span><text:span text:style-name="T9"/><text:span text:style-name="T3">) is order 1, the integral has maximum order 3 and shifted Legendre quadrature can exactly</text:span></text:p>
      <text:p text:style-name="P1"><text:span text:style-name="T3">integrate polynomials of order 2</text:span><text:span text:style-name="T9">n </text:span><text:span text:style-name="T8">􀀀 </text:span><text:span text:style-name="T3">1. It is straightforward to insert the values from the shifted</text:span></text:p>
      <text:p text:style-name="P1"><text:span text:style-name="T3">Legendre quadrature set and see that the coe</text:span><text:span text:style-name="T4">ffi</text:span><text:span text:style-name="T3">cients obtained are</text:span></text:p>
      <text:p text:style-name="P1"><text:span text:style-name="T9">f</text:span><text:span text:style-name="T10">0 </text:span><text:span text:style-name="T3">= </text:span><text:span text:style-name="T9">a </text:span><text:span text:style-name="T3">+</text:span></text:p>
      <text:p text:style-name="P1"><text:span text:style-name="T9">b</text:span></text:p>
      <text:p text:style-name="P1"><text:span text:style-name="T3">2</text:span></text:p>
      <text:p text:style-name="P1"><text:span text:style-name="T9">; f</text:span><text:span text:style-name="T10">1 </text:span><text:span text:style-name="T3">=</text:span></text:p>
      <text:p text:style-name="P1"><text:span text:style-name="T9">b</text:span></text:p>
      <text:p text:style-name="P1"><text:span text:style-name="T8">p</text:span></text:p>
      <text:p text:style-name="P1"><text:span text:style-name="T3">3</text:span></text:p>
      <text:p text:style-name="P1"><text:span text:style-name="T3">6</text:span></text:p>
      <text:p text:style-name="P1"><text:span text:style-name="T9">; f</text:span><text:span text:style-name="T11">i&gt;</text:span><text:span text:style-name="T10">1 </text:span><text:span text:style-name="T3">= 0</text:span><text:span text:style-name="T9">: </text:span><text:span text:style-name="T3">(18)</text:span></text:p>
      <text:p text:style-name="P1"><text:span text:style-name="T3">If we reconstruct </text:span><text:span text:style-name="T9">f</text:span><text:span text:style-name="T3">(</text:span><text:span text:style-name="T9"/><text:span text:style-name="T3">) using these coe</text:span><text:span text:style-name="T4">ffi</text:span><text:span text:style-name="T3">cients and the </text:span><text:span text:style-name="T4">fi</text:span><text:span text:style-name="T3">rst three normalized Legendre polynomials,</text:span></text:p>
      <text:p text:style-name="P1"><text:span text:style-name="T3">we obtain our original function </text:span><text:span text:style-name="T9">a </text:span><text:span text:style-name="T3">+ </text:span><text:span text:style-name="T9">b</text:span><text:span text:style-name="T3">.</text:span></text:p>
      <text:p text:style-name="P1"><text:span text:style-name="T16">3.1.3 Example: Multivariate Expansion</text:span></text:p>
      <text:p text:style-name="P1"><text:span text:style-name="T3">We now consider multidimensional function of </text:span><text:span text:style-name="T9"/><text:span text:style-name="T10">1</text:span><text:span text:style-name="T9">; </text:span><text:span text:style-name="T10">2</text:span><text:span text:style-name="T3">,</text:span></text:p>
      <text:p text:style-name="P1"><text:span text:style-name="T9">f</text:span><text:span text:style-name="T3">(</text:span><text:span text:style-name="T9"/><text:span text:style-name="T3">) </text:span><text:span text:style-name="T8"> </text:span><text:span text:style-name="T9">f</text:span><text:span text:style-name="T3">(</text:span><text:span text:style-name="T9"/><text:span text:style-name="T10">1</text:span><text:span text:style-name="T9">; </text:span><text:span text:style-name="T10">2</text:span><text:span text:style-name="T3">) = (</text:span><text:span text:style-name="T9">a </text:span><text:span text:style-name="T8">􀀀 </text:span><text:span text:style-name="T9">b</text:span><text:span text:style-name="T10">1</text:span><text:span text:style-name="T3">)(</text:span><text:span text:style-name="T9">c </text:span><text:span text:style-name="T8">􀀀 </text:span><text:span text:style-name="T9">d</text:span><text:span text:style-name="T10">2</text:span><text:span text:style-name="T3">)</text:span><text:span text:style-name="T9">; </text:span><text:span text:style-name="T3">(19)</text:span></text:p>
      <text:p text:style-name="P1"><text:span text:style-name="T3">where (</text:span><text:span text:style-name="T9">a; b; c; d</text:span><text:span text:style-name="T3">) are arbitrary scalars. We expand each dimension in normalized shifted Legendre</text:span></text:p>
      <text:p text:style-name="P1"><text:span text:style-name="T3">polynomials,</text:span></text:p>
      <text:p text:style-name="P1"><text:span text:style-name="T9">f</text:span><text:span text:style-name="T3">(</text:span><text:span text:style-name="T9"/><text:span text:style-name="T3">) =</text:span></text:p>
      <text:p text:style-name="P1"><text:soft-page-break/><text:span text:style-name="T12">1</text:span><text:span text:style-name="T13">X</text:span></text:p>
      <text:p text:style-name="P1"><text:span text:style-name="T11">i</text:span><text:span text:style-name="T14">1</text:span><text:span text:style-name="T10">=0</text:span></text:p>
      <text:p text:style-name="P1"><text:span text:style-name="T12">1</text:span><text:span text:style-name="T13">X</text:span></text:p>
      <text:p text:style-name="P1"><text:span text:style-name="T11">i</text:span><text:span text:style-name="T14">2</text:span><text:span text:style-name="T10">=0</text:span></text:p>
      <text:p text:style-name="P1"><text:span text:style-name="T9">f</text:span><text:span text:style-name="T11">i</text:span><text:span text:style-name="T14">1</text:span><text:span text:style-name="T11">;i</text:span><text:span text:style-name="T14">2</text:span></text:p>
      <text:p text:style-name="P1"><text:span text:style-name="T3">~ </text:span><text:span text:style-name="T9">P</text:span><text:span text:style-name="T11">i</text:span><text:span text:style-name="T14">1</text:span><text:span text:style-name="T3">(</text:span><text:span text:style-name="T9"/><text:span text:style-name="T10">1</text:span><text:span text:style-name="T3">) ~ </text:span><text:span text:style-name="T9">P</text:span><text:span text:style-name="T11">i</text:span><text:span text:style-name="T14">2</text:span><text:span text:style-name="T3">(</text:span><text:span text:style-name="T9"/><text:span text:style-name="T10">2</text:span><text:span text:style-name="T3">)</text:span><text:span text:style-name="T9">; </text:span><text:span text:style-name="T3">(20)</text:span></text:p>
      <text:p text:style-name="P1"><text:span text:style-name="T3">5</text:span></text:p>
      <text:p text:style-name="P1"><text:span text:style-name="T3">where </text:span><text:span text:style-name="T9">f</text:span><text:span text:style-name="T11">i</text:span><text:span text:style-name="T14">1</text:span><text:span text:style-name="T11">;i</text:span><text:span text:style-name="T14">2 </text:span><text:span text:style-name="T3">is the combined coe</text:span><text:span text:style-name="T4">ffi</text:span><text:span text:style-name="T3">cient for the multivariate polynomial term. The coe</text:span><text:span text:style-name="T4">ffi</text:span><text:span text:style-name="T3">cients can</text:span></text:p>
      <text:p text:style-name="P1"><text:span text:style-name="T3">be obtained in the same manner as the single dimension expansion,</text:span></text:p>
      <text:p text:style-name="P1"><text:span text:style-name="T9">f</text:span><text:span text:style-name="T11">i</text:span><text:span text:style-name="T14">1</text:span><text:span text:style-name="T11">;i</text:span><text:span text:style-name="T14">2 </text:span><text:span text:style-name="T3">=</text:span></text:p>
      <text:p text:style-name="P1"><text:span text:style-name="T13">Z </text:span><text:span text:style-name="T10">1</text:span></text:p>
      <text:p text:style-name="P1"><text:span text:style-name="T10">0</text:span></text:p>
      <text:p text:style-name="P1"><text:span text:style-name="T13">Z </text:span><text:span text:style-name="T10">1</text:span></text:p>
      <text:p text:style-name="P1"><text:span text:style-name="T10">0</text:span></text:p>
      <text:p text:style-name="P1"><text:span text:style-name="T9">f</text:span><text:span text:style-name="T3">(</text:span><text:span text:style-name="T9"/><text:span text:style-name="T3">) ~ </text:span><text:span text:style-name="T9">P</text:span><text:span text:style-name="T11">i</text:span><text:span text:style-name="T14">1</text:span><text:span text:style-name="T3">(</text:span><text:span text:style-name="T9"/><text:span text:style-name="T10">1</text:span><text:span text:style-name="T3">) ~ </text:span><text:span text:style-name="T9">P</text:span><text:span text:style-name="T11">i</text:span><text:span text:style-name="T14">2</text:span><text:span text:style-name="T3">(</text:span><text:span text:style-name="T9"/><text:span text:style-name="T10">2</text:span><text:span text:style-name="T3">)</text:span><text:span text:style-name="T9">d</text:span><text:span text:style-name="T10">1</text:span><text:span text:style-name="T9">d</text:span><text:span text:style-name="T10">2</text:span><text:span text:style-name="T9">; </text:span><text:span text:style-name="T3">(21)</text:span></text:p>
      <text:p text:style-name="P1"><text:span text:style-name="T3">and approximated with Legendre quadrature</text:span></text:p>
      <text:p text:style-name="P1"><text:span text:style-name="T9">f</text:span><text:span text:style-name="T11">i</text:span><text:span text:style-name="T14">1</text:span><text:span text:style-name="T11">;i</text:span><text:span text:style-name="T14">2 </text:span><text:span text:style-name="T3">=</text:span></text:p>
      <text:p text:style-name="P1"><text:span text:style-name="T12">1</text:span><text:span text:style-name="T13">X</text:span></text:p>
      <text:p text:style-name="P1"><text:span text:style-name="T11">`</text:span><text:span text:style-name="T14">1</text:span><text:span text:style-name="T10">=0</text:span></text:p>
      <text:p text:style-name="P1"><text:span text:style-name="T9">w</text:span><text:span text:style-name="T11">`</text:span><text:span text:style-name="T14">1</text:span></text:p>
      <text:p text:style-name="P1"><text:span text:style-name="T12">1</text:span><text:span text:style-name="T13">X</text:span></text:p>
      <text:p text:style-name="P1"><text:span text:style-name="T11">`</text:span><text:span text:style-name="T14">2</text:span><text:span text:style-name="T10">=0</text:span></text:p>
      <text:p text:style-name="P1"><text:span text:style-name="T9">w</text:span><text:span text:style-name="T11">`</text:span><text:span text:style-name="T14">2</text:span><text:span text:style-name="T9">f</text:span><text:span text:style-name="T3">(</text:span><text:span text:style-name="T9"/><text:span text:style-name="T10">1</text:span><text:span text:style-name="T11">;`</text:span><text:span text:style-name="T14">1 </text:span><text:span text:style-name="T9">; </text:span><text:span text:style-name="T10">1</text:span><text:span text:style-name="T11">;`</text:span><text:span text:style-name="T14">2</text:span><text:span text:style-name="T3">) ~ </text:span><text:span text:style-name="T9">P</text:span><text:span text:style-name="T11">i</text:span><text:span text:style-name="T14">1</text:span><text:span text:style-name="T3">(</text:span><text:span text:style-name="T9"/><text:span text:style-name="T10">1</text:span><text:span text:style-name="T11">;`</text:span><text:span text:style-name="T14">1</text:span><text:span text:style-name="T3">) ~ </text:span><text:span text:style-name="T9">P</text:span><text:span text:style-name="T11">i</text:span><text:span text:style-name="T14">2</text:span><text:span text:style-name="T3">(</text:span><text:span text:style-name="T9"/><text:span text:style-name="T10">2</text:span><text:span text:style-name="T11">;`</text:span><text:span text:style-name="T14">2</text:span><text:span text:style-name="T3">)</text:span><text:span text:style-name="T9">; </text:span><text:span text:style-name="T3">(22)</text:span></text:p>
      <text:p text:style-name="P1"><text:span text:style-name="T3">=</text:span></text:p>
      <text:p text:style-name="P1"><text:span text:style-name="T12">1</text:span><text:span text:style-name="T13">X</text:span></text:p>
      <text:p text:style-name="P1"><text:span text:style-name="T11">`</text:span><text:span text:style-name="T14">1</text:span><text:span text:style-name="T10">=0</text:span></text:p>
      <text:p text:style-name="P1"><text:span text:style-name="T12">1</text:span><text:span text:style-name="T13">X</text:span></text:p>
      <text:p text:style-name="P1"><text:span text:style-name="T11">`</text:span><text:span text:style-name="T14">2</text:span><text:span text:style-name="T10">=0</text:span></text:p>
      <text:p text:style-name="P1"><text:span text:style-name="T9">w</text:span><text:span text:style-name="T11">`</text:span><text:span text:style-name="T14">1</text:span><text:span text:style-name="T9">w</text:span><text:span text:style-name="T11">`</text:span><text:span text:style-name="T14">2</text:span><text:span text:style-name="T9">f</text:span><text:span text:style-name="T3">(</text:span><text:span text:style-name="T9"/><text:span text:style-name="T10">1</text:span><text:span text:style-name="T11">;`</text:span><text:span text:style-name="T14">1 </text:span><text:span text:style-name="T9">; </text:span><text:span text:style-name="T10">1</text:span><text:span text:style-name="T11">;`</text:span><text:span text:style-name="T14">2</text:span><text:span text:style-name="T3">) ~ </text:span><text:span text:style-name="T9">P</text:span><text:span text:style-name="T11">i</text:span><text:span text:style-name="T14">1</text:span><text:span text:style-name="T3">(</text:span><text:span text:style-name="T9"/><text:span text:style-name="T10">1</text:span><text:span text:style-name="T11">;`</text:span><text:span text:style-name="T14">1</text:span><text:span text:style-name="T3">) ~ </text:span><text:span text:style-name="T9">P</text:span><text:span text:style-name="T11">i</text:span><text:span text:style-name="T14">2</text:span><text:span text:style-name="T3">(</text:span><text:span text:style-name="T9"/><text:span text:style-name="T10">2</text:span><text:span text:style-name="T11">;`</text:span><text:span text:style-name="T14">2</text:span><text:span text:style-name="T3">)</text:span><text:span text:style-name="T9">: </text:span><text:span text:style-name="T3">(23)</text:span></text:p>
      <text:p text:style-name="P1"><text:span text:style-name="T3">Using the </text:span><text:span text:style-name="T4">fi</text:span><text:span text:style-name="T3">rst two terms from each sum, we obtain the coe</text:span><text:span text:style-name="T4">ffi</text:span><text:span text:style-name="T3">cients</text:span></text:p>
      <text:p text:style-name="P1"><text:span text:style-name="T9">f</text:span><text:span text:style-name="T10">0</text:span><text:span text:style-name="T11">;</text:span><text:span text:style-name="T10">0 </text:span><text:span text:style-name="T3">=</text:span></text:p>
      <text:p text:style-name="P1"><text:span text:style-name="T3">(2</text:span><text:span text:style-name="T9">a </text:span><text:span text:style-name="T3">+ </text:span><text:span text:style-name="T9">b</text:span><text:span text:style-name="T3">)(2</text:span><text:span text:style-name="T9">c </text:span><text:span text:style-name="T3">+ </text:span><text:span text:style-name="T9">d</text:span><text:span text:style-name="T3">)</text:span></text:p>
      <text:p text:style-name="P1"><text:span text:style-name="T3">4</text:span></text:p>
      <text:p text:style-name="P1"><text:span text:style-name="T9">; </text:span><text:span text:style-name="T3">(24)</text:span></text:p>
      <text:p text:style-name="P1"><text:span text:style-name="T9">f</text:span><text:span text:style-name="T10">0</text:span><text:span text:style-name="T11">;</text:span><text:span text:style-name="T10">1 </text:span><text:span text:style-name="T3">=</text:span></text:p>
      <text:p text:style-name="P1"><text:span text:style-name="T9">d</text:span></text:p>
      <text:p text:style-name="P1"><text:span text:style-name="T8">p</text:span></text:p>
      <text:p text:style-name="P1"><text:span text:style-name="T3">3</text:span></text:p>
      <text:p text:style-name="P1"><text:span text:style-name="T3">12</text:span></text:p>
      <text:p text:style-name="P1"><text:span text:style-name="T3">(2</text:span><text:span text:style-name="T9">a </text:span><text:span text:style-name="T3">+ </text:span><text:span text:style-name="T9">b</text:span><text:span text:style-name="T3">)</text:span><text:span text:style-name="T9">; </text:span><text:span text:style-name="T3">(25)</text:span></text:p>
      <text:p text:style-name="P1"><text:span text:style-name="T9">f</text:span><text:span text:style-name="T10">1</text:span><text:span text:style-name="T11">;</text:span><text:span text:style-name="T10">0 </text:span><text:span text:style-name="T3">=</text:span></text:p>
      <text:p text:style-name="P1"><text:span text:style-name="T9">b</text:span></text:p>
      <text:p text:style-name="P1"><text:span text:style-name="T8">p</text:span></text:p>
      <text:p text:style-name="P1"><text:span text:style-name="T3">3</text:span></text:p>
      <text:p text:style-name="P1"><text:span text:style-name="T3">12</text:span></text:p>
      <text:p text:style-name="P1"><text:span text:style-name="T3">(2</text:span><text:span text:style-name="T9">c </text:span><text:span text:style-name="T3">+ </text:span><text:span text:style-name="T9">d</text:span><text:span text:style-name="T3">) (26)</text:span></text:p>
      <text:p text:style-name="P1"><text:span text:style-name="T9">f</text:span><text:span text:style-name="T10">1</text:span><text:span text:style-name="T11">;</text:span><text:span text:style-name="T10">1 </text:span><text:span text:style-name="T3">=</text:span></text:p>
      <text:p text:style-name="P1"><text:span text:style-name="T9">bd</text:span></text:p>
      <text:p text:style-name="P1"><text:span text:style-name="T3">12</text:span></text:p>
      <text:p text:style-name="P1"><text:span text:style-name="T9">; </text:span><text:span text:style-name="T3">(27)</text:span></text:p>
      <text:p text:style-name="P1"><text:span text:style-name="T9">f</text:span><text:span text:style-name="T3">(</text:span><text:span text:style-name="T9">x; y</text:span><text:span text:style-name="T3">) = </text:span><text:span text:style-name="T9">f</text:span><text:span text:style-name="T10">0</text:span><text:span text:style-name="T11">;</text:span><text:span text:style-name="T10">0 </text:span><text:span text:style-name="T3">~ </text:span><text:span text:style-name="T9">P</text:span><text:span text:style-name="T10">0</text:span><text:span text:style-name="T3">(</text:span><text:span text:style-name="T9"/><text:span text:style-name="T10">1</text:span><text:span text:style-name="T3">) ~ </text:span><text:span text:style-name="T9">P</text:span><text:span text:style-name="T10">0</text:span><text:span text:style-name="T3">(</text:span><text:span text:style-name="T9"/><text:span text:style-name="T10">2</text:span><text:span text:style-name="T3">) + </text:span><text:span text:style-name="T9">f</text:span><text:span text:style-name="T10">0</text:span><text:span text:style-name="T11">;</text:span><text:span text:style-name="T10">1 </text:span><text:span text:style-name="T3">~ </text:span><text:span text:style-name="T9">P</text:span><text:span text:style-name="T10">0</text:span><text:span text:style-name="T3">(</text:span><text:span text:style-name="T9"/><text:span text:style-name="T10">1</text:span><text:span text:style-name="T3">) ~ </text:span><text:span text:style-name="T9">P</text:span><text:span text:style-name="T10">1</text:span><text:span text:style-name="T3">(</text:span><text:span text:style-name="T9"/><text:span text:style-name="T10">2</text:span><text:span text:style-name="T3">) + </text:span><text:span text:style-name="T9">f</text:span><text:span text:style-name="T10">1</text:span><text:span text:style-name="T11">;</text:span><text:span text:style-name="T10">0 </text:span><text:span text:style-name="T3">~ </text:span><text:span text:style-name="T9">P</text:span><text:span text:style-name="T10">1</text:span><text:span text:style-name="T3">(</text:span><text:span text:style-name="T9"/><text:span text:style-name="T10">1</text:span><text:span text:style-name="T3">) ~ </text:span><text:span text:style-name="T9">P</text:span><text:span text:style-name="T10">0</text:span><text:span text:style-name="T3">(</text:span><text:span text:style-name="T9"/><text:span text:style-name="T10">2</text:span><text:span text:style-name="T3">) + </text:span><text:span text:style-name="T9">f</text:span><text:span text:style-name="T10">1</text:span><text:span text:style-name="T11">;</text:span><text:span text:style-name="T10">1 </text:span><text:span text:style-name="T3">~ </text:span><text:span text:style-name="T9">P</text:span><text:span text:style-name="T10">1</text:span><text:span text:style-name="T3">(</text:span><text:span text:style-name="T9"/><text:span text:style-name="T10">1</text:span><text:span text:style-name="T3">) ~ </text:span><text:span text:style-name="T9">P</text:span><text:span text:style-name="T10">1</text:span><text:span text:style-name="T3">(</text:span><text:span text:style-name="T9"/><text:span text:style-name="T10">2</text:span><text:span text:style-name="T3">)</text:span><text:span text:style-name="T9">; </text:span><text:span text:style-name="T3">(28)</text:span></text:p>
      <text:p text:style-name="P1"><text:span text:style-name="T3">= (</text:span><text:span text:style-name="T9">a </text:span><text:span text:style-name="T3">+ </text:span><text:span text:style-name="T9">b</text:span><text:span text:style-name="T10">1</text:span><text:span text:style-name="T3">)(</text:span><text:span text:style-name="T9">c </text:span><text:span text:style-name="T3">+ </text:span><text:span text:style-name="T9">d</text:span><text:span text:style-name="T10">2</text:span><text:span text:style-name="T3">)</text:span><text:span text:style-name="T9">: </text:span><text:span text:style-name="T3">(29)</text:span></text:p>
      <text:p text:style-name="P1"><text:span text:style-name="T16">3.1.4 General Multivariate Expansion</text:span></text:p>
      <text:p text:style-name="P1"><text:span text:style-name="T3">From the two examples above, it is straightforward to extrapolate the general formulation for an expansion</text:span></text:p>
      <text:p text:style-name="P1"><text:span text:style-name="T3">in an unknown number of dimensions. We consider a function of </text:span><text:span text:style-name="T9"> </text:span><text:span text:style-name="T8"> </text:span><text:span text:style-name="T3">(</text:span><text:span text:style-name="T9"/><text:span text:style-name="T10">1</text:span><text:span text:style-name="T9">; </text:span><text:span text:style-name="T10">2</text:span><text:span text:style-name="T9">; </text:span><text:span text:style-name="T8">   </text:span><text:span text:style-name="T9">; </text:span><text:span text:style-name="T11">n</text:span><text:span text:style-name="T9">; </text:span><text:span text:style-name="T8">   </text:span><text:span text:style-name="T9">; </text:span><text:span text:style-name="T11">N</text:span><text:span text:style-name="T3">)</text:span></text:p>
      <text:p text:style-name="P1"><text:soft-page-break/><text:span text:style-name="T9">f</text:span><text:span text:style-name="T3">(</text:span><text:span text:style-name="T9"/><text:span text:style-name="T3">) </text:span><text:span text:style-name="T8"> </text:span><text:span text:style-name="T9">f</text:span><text:span text:style-name="T3">(</text:span><text:span text:style-name="T9"/><text:span text:style-name="T10">1</text:span><text:span text:style-name="T9">; </text:span><text:span text:style-name="T8">   </text:span><text:span text:style-name="T9">; </text:span><text:span text:style-name="T11">n</text:span><text:span text:style-name="T9">; </text:span><text:span text:style-name="T8">   </text:span><text:span text:style-name="T9">; </text:span><text:span text:style-name="T11">N</text:span><text:span text:style-name="T3">)</text:span><text:span text:style-name="T9">: </text:span><text:span text:style-name="T3">(30)</text:span></text:p>
      <text:p text:style-name="P1"><text:span text:style-name="T3">We expand it in </text:span><text:span text:style-name="T9">N </text:span><text:span text:style-name="T3">dimensions in normalized shifted Legendre polynomials,</text:span></text:p>
      <text:p text:style-name="P1"><text:span text:style-name="T9">f</text:span><text:span text:style-name="T3">(</text:span><text:span text:style-name="T9"/><text:span text:style-name="T3">) =</text:span></text:p>
      <text:p text:style-name="P1"><text:span text:style-name="T12">1</text:span><text:span text:style-name="T13">X</text:span></text:p>
      <text:p text:style-name="P1"><text:span text:style-name="T11">i</text:span><text:span text:style-name="T14">1</text:span></text:p>
      <text:p text:style-name="P1"><text:span text:style-name="T12">1</text:span><text:span text:style-name="T13">X</text:span></text:p>
      <text:p text:style-name="P1"><text:span text:style-name="T11">i</text:span><text:span text:style-name="T14">2</text:span></text:p>
      <text:p text:style-name="P1"><text:span text:style-name="T8">  </text:span></text:p>
      <text:p text:style-name="P1"><text:span text:style-name="T12">1</text:span><text:span text:style-name="T13">X</text:span></text:p>
      <text:p text:style-name="P1"><text:span text:style-name="T11">i</text:span><text:span text:style-name="T15">N</text:span></text:p>
      <text:p text:style-name="P1"><text:span text:style-name="T9">f</text:span><text:span text:style-name="T11">i</text:span><text:span text:style-name="T14">1</text:span><text:span text:style-name="T11">;i</text:span><text:span text:style-name="T14">2</text:span><text:span text:style-name="T11">;</text:span><text:span text:style-name="T12"> </text:span><text:span text:style-name="T11">;i</text:span><text:span text:style-name="T15">N</text:span></text:p>
      <text:p text:style-name="P1"><text:span text:style-name="T11">N</text:span><text:span text:style-name="T13">Y</text:span></text:p>
      <text:p text:style-name="P1"><text:span text:style-name="T11">n</text:span><text:span text:style-name="T10">=1</text:span></text:p>
      <text:p text:style-name="P1"><text:span text:style-name="T3">~ </text:span><text:span text:style-name="T9">P</text:span><text:span text:style-name="T11">i</text:span><text:span text:style-name="T15">n</text:span><text:span text:style-name="T3">(</text:span><text:span text:style-name="T9"/><text:span text:style-name="T11">n</text:span><text:span text:style-name="T3">)</text:span><text:span text:style-name="T9">; </text:span><text:span text:style-name="T3">(31)</text:span></text:p>
      <text:p text:style-name="P1"><text:span text:style-name="T3">=</text:span></text:p>
      <text:p text:style-name="P1"><text:span text:style-name="T12">1</text:span><text:span text:style-name="T13">X</text:span></text:p>
      <text:p text:style-name="P1"><text:span text:style-name="T11">i</text:span><text:span text:style-name="T14">1</text:span></text:p>
      <text:p text:style-name="P1"><text:span text:style-name="T8">  </text:span></text:p>
      <text:p text:style-name="P1"><text:span text:style-name="T12">1</text:span><text:span text:style-name="T13">X</text:span></text:p>
      <text:p text:style-name="P1"><text:span text:style-name="T11">i</text:span><text:span text:style-name="T15">N</text:span></text:p>
      <text:p text:style-name="P1"><text:span text:style-name="T9">f</text:span><text:span text:style-name="T11">i</text:span></text:p>
      <text:p text:style-name="P1"><text:span text:style-name="T11">N</text:span><text:span text:style-name="T13">Y</text:span></text:p>
      <text:p text:style-name="P1"><text:span text:style-name="T11">n</text:span><text:span text:style-name="T10">=1</text:span></text:p>
      <text:p text:style-name="P1"><text:span text:style-name="T3">~ </text:span><text:span text:style-name="T9">P</text:span><text:span text:style-name="T11">i</text:span><text:span text:style-name="T15">n</text:span><text:span text:style-name="T3">(</text:span><text:span text:style-name="T9"/><text:span text:style-name="T11">n</text:span><text:span text:style-name="T3">)</text:span><text:span text:style-name="T9">; </text:span><text:span text:style-name="T3">(32)</text:span></text:p>
      <text:p text:style-name="P1"><text:span text:style-name="T3">where for simplicity we have de</text:span><text:span text:style-name="T4">fi</text:span><text:span text:style-name="T3">ned </text:span><text:span text:style-name="T9">f</text:span><text:span text:style-name="T11">i </text:span><text:span text:style-name="T3">as the coe</text:span><text:span text:style-name="T4">ffi</text:span><text:span text:style-name="T3">cient for the full set of polynomials at a particular</text:span></text:p>
      <text:p text:style-name="P1"><text:span text:style-name="T3">set in the sum </text:span><text:span text:style-name="T9">i </text:span><text:span text:style-name="T3">= (</text:span><text:span text:style-name="T9">i</text:span><text:span text:style-name="T10">1</text:span><text:span text:style-name="T9">; </text:span><text:span text:style-name="T8">   </text:span><text:span text:style-name="T9">; i</text:span><text:span text:style-name="T11">N</text:span><text:span text:style-name="T3">). As before, the coe</text:span><text:span text:style-name="T4">ffi</text:span><text:span text:style-name="T3">cients </text:span><text:span text:style-name="T9">f</text:span><text:span text:style-name="T11">i </text:span><text:span text:style-name="T3">are determined using orthogonality,</text:span></text:p>
      <text:p text:style-name="P1"><text:span text:style-name="T9">f</text:span><text:span text:style-name="T11">i </text:span><text:span text:style-name="T3">=</text:span></text:p>
      <text:p text:style-name="P1"><text:span text:style-name="T13">Z </text:span><text:span text:style-name="T10">1</text:span></text:p>
      <text:p text:style-name="P1"><text:span text:style-name="T12">􀀀</text:span><text:span text:style-name="T10">1</text:span></text:p>
      <text:p text:style-name="P1"><text:span text:style-name="T8">  </text:span></text:p>
      <text:p text:style-name="P1"><text:span text:style-name="T13">Z </text:span><text:span text:style-name="T10">1</text:span></text:p>
      <text:p text:style-name="P1"><text:span text:style-name="T12">􀀀</text:span><text:span text:style-name="T10">1</text:span></text:p>
      <text:p text:style-name="P1"><text:span text:style-name="T13">"</text:span></text:p>
      <text:p text:style-name="P1"><text:span text:style-name="T9">f</text:span><text:span text:style-name="T3">(</text:span><text:span text:style-name="T9"/><text:span text:style-name="T3">)</text:span></text:p>
      <text:p text:style-name="P1"><text:span text:style-name="T11">N</text:span><text:span text:style-name="T13">Y</text:span></text:p>
      <text:p text:style-name="P1"><text:span text:style-name="T11">n</text:span><text:span text:style-name="T10">=1</text:span></text:p>
      <text:p text:style-name="P1"><text:span text:style-name="T3">~ </text:span><text:span text:style-name="T9">P</text:span><text:span text:style-name="T11">i</text:span><text:span text:style-name="T15">n</text:span><text:span text:style-name="T3">(</text:span><text:span text:style-name="T9"/><text:span text:style-name="T11">n</text:span><text:span text:style-name="T3">)</text:span></text:p>
      <text:p text:style-name="P1"><text:span text:style-name="T13">#</text:span></text:p>
      <text:p text:style-name="P1"><text:span text:style-name="T9">d</text:span><text:span text:style-name="T10">1 </text:span><text:span text:style-name="T8">   </text:span><text:span text:style-name="T9">d</text:span><text:span text:style-name="T11">N</text:span><text:span text:style-name="T9">; </text:span><text:span text:style-name="T3">(33)</text:span></text:p>
      <text:p text:style-name="P1"><text:span text:style-name="T3">6</text:span></text:p>
      <text:p text:style-name="P1"><text:span text:style-name="T3">which is approximated with Legendre quadrature as</text:span></text:p>
      <text:p text:style-name="P1"><text:span text:style-name="T9">f</text:span><text:span text:style-name="T11">i </text:span><text:span text:style-name="T3">=</text:span></text:p>
      <text:p text:style-name="P1"><text:span text:style-name="T12">1</text:span><text:span text:style-name="T13">X</text:span></text:p>
      <text:p text:style-name="P1"><text:span text:style-name="T11">`</text:span><text:span text:style-name="T14">1</text:span><text:span text:style-name="T10">=0</text:span></text:p>
      <text:p text:style-name="P1"><text:span text:style-name="T8">  </text:span></text:p>
      <text:p text:style-name="P1"><text:span text:style-name="T12">1</text:span><text:span text:style-name="T13">X</text:span></text:p>
      <text:p text:style-name="P1"><text:span text:style-name="T11">`</text:span><text:span text:style-name="T15">N</text:span><text:span text:style-name="T10">=0</text:span></text:p>
      <text:p text:style-name="P1"><text:span text:style-name="T13"><text:s/></text:span></text:p>
      <text:p text:style-name="P1"><text:span text:style-name="T11">N</text:span><text:span text:style-name="T13">Y</text:span></text:p>
      <text:p text:style-name="P1"><text:span text:style-name="T11">n</text:span><text:span text:style-name="T10">=1</text:span></text:p>
      <text:p text:style-name="P1"><text:span text:style-name="T9">w</text:span><text:span text:style-name="T11">`</text:span><text:span text:style-name="T15">n</text:span></text:p>
      <text:p text:style-name="P1"><text:span text:style-name="T13">!</text:span></text:p>
      <text:p text:style-name="P1"><text:span text:style-name="T9">f</text:span><text:span text:style-name="T3">(</text:span><text:span text:style-name="T9"/><text:span text:style-name="T11">`</text:span><text:span text:style-name="T3">)</text:span></text:p>
      <text:p text:style-name="P1"><text:span text:style-name="T11">N</text:span><text:span text:style-name="T13">Y</text:span></text:p>
      <text:p text:style-name="P1"><text:span text:style-name="T11">n</text:span><text:span text:style-name="T10">=1</text:span></text:p>
      <text:p text:style-name="P1"><text:span text:style-name="T3">~ </text:span><text:span text:style-name="T9">P</text:span><text:span text:style-name="T11">i</text:span><text:span text:style-name="T15">n</text:span><text:span text:style-name="T3">(</text:span><text:span text:style-name="T9"/><text:span text:style-name="T11">n;`</text:span><text:span text:style-name="T15">n</text:span><text:span text:style-name="T3">)</text:span><text:span text:style-name="T9">; </text:span><text:span text:style-name="T3">(34)</text:span></text:p>
      <text:p text:style-name="P1"><text:span text:style-name="T3">=</text:span></text:p>
      <text:p text:style-name="P1"><text:soft-page-break/><text:span text:style-name="T12">1</text:span><text:span text:style-name="T13">X</text:span></text:p>
      <text:p text:style-name="P1"><text:span text:style-name="T11">`</text:span><text:span text:style-name="T14">1</text:span><text:span text:style-name="T10">=0</text:span></text:p>
      <text:p text:style-name="P1"><text:span text:style-name="T8">  </text:span></text:p>
      <text:p text:style-name="P1"><text:span text:style-name="T12">1</text:span><text:span text:style-name="T13">X</text:span></text:p>
      <text:p text:style-name="P1"><text:span text:style-name="T11">`</text:span><text:span text:style-name="T15">N</text:span><text:span text:style-name="T10">=0</text:span></text:p>
      <text:p text:style-name="P1"><text:span text:style-name="T13"><text:s/></text:span></text:p>
      <text:p text:style-name="P1"><text:span text:style-name="T11">N</text:span><text:span text:style-name="T13">Y</text:span></text:p>
      <text:p text:style-name="P1"><text:span text:style-name="T11">n</text:span><text:span text:style-name="T10">=1</text:span></text:p>
      <text:p text:style-name="P1"><text:span text:style-name="T9">w</text:span><text:span text:style-name="T11">`</text:span><text:span text:style-name="T15">n</text:span></text:p>
      <text:p text:style-name="P1"><text:span text:style-name="T3">~ </text:span><text:span text:style-name="T9">P</text:span><text:span text:style-name="T11">i</text:span><text:span text:style-name="T15">n</text:span><text:span text:style-name="T3">(</text:span><text:span text:style-name="T9"/><text:span text:style-name="T11">n;`</text:span><text:span text:style-name="T15">n</text:span><text:span text:style-name="T3">)</text:span></text:p>
      <text:p text:style-name="P1"><text:span text:style-name="T13">!</text:span></text:p>
      <text:p text:style-name="P1"><text:span text:style-name="T9">f</text:span><text:span text:style-name="T3">(</text:span><text:span text:style-name="T9"/><text:span text:style-name="T11">`</text:span><text:span text:style-name="T3">)</text:span><text:span text:style-name="T9">; </text:span><text:span text:style-name="T3">(35)</text:span></text:p>
      <text:p text:style-name="P1"><text:span text:style-name="T3">where for convenience we de</text:span><text:span text:style-name="T4">fi</text:span><text:span text:style-name="T3">ne</text:span></text:p>
      <text:p text:style-name="P1"><text:span text:style-name="T9">f</text:span><text:span text:style-name="T3">(</text:span><text:span text:style-name="T9"/><text:span text:style-name="T11">`</text:span><text:span text:style-name="T3">) </text:span><text:span text:style-name="T8"> </text:span><text:span text:style-name="T9">f</text:span><text:span text:style-name="T3">(</text:span><text:span text:style-name="T9"/><text:span text:style-name="T10">1</text:span><text:span text:style-name="T11">;`</text:span><text:span text:style-name="T14">1 </text:span><text:span text:style-name="T9">; </text:span><text:span text:style-name="T8">   </text:span><text:span text:style-name="T9">; </text:span><text:span text:style-name="T11">n;`</text:span><text:span text:style-name="T15">n</text:span><text:span text:style-name="T9">; </text:span><text:span text:style-name="T8">   </text:span><text:span text:style-name="T9"/><text:span text:style-name="T11">N;`</text:span><text:span text:style-name="T15">N </text:span><text:span text:style-name="T3">)</text:span><text:span text:style-name="T9">: </text:span><text:span text:style-name="T3">(36)</text:span></text:p>
      <text:p text:style-name="P1"><text:span text:style-name="T3">In practice, it is computationally ee</text:span><text:span text:style-name="T4">ff</text:span><text:span text:style-name="T3">ctive to store a tensor of coe</text:span><text:span text:style-name="T4">ffi</text:span><text:span text:style-name="T3">cients </text:span><text:span text:style-name="T9">f</text:span><text:span text:style-name="T11">i </text:span><text:span text:style-name="T3">for each abscissa</text:span></text:p>
      <text:p text:style-name="P1"><text:span text:style-name="T3">of each quadrature. This coe</text:span><text:span text:style-name="T4">ffi</text:span><text:span text:style-name="T3">cient tensor has dimensionality equal to the number of uncertain</text:span></text:p>
      <text:p text:style-name="P1"><text:span text:style-name="T3">parameters </text:span><text:span text:style-name="T9">N</text:span><text:span text:style-name="T3">, and each dimension has length equal to the number of quadrature abscissa used for</text:span></text:p>
      <text:p text:style-name="P1"><text:span text:style-name="T3">that uncertain parameter. In this case, for a three-variable function, </text:span><text:span text:style-name="T17">coeff[i,j,k] </text:span><text:span text:style-name="T3">corresponds to</text:span></text:p>
      <text:p text:style-name="P1"><text:span text:style-name="T9">f</text:span><text:span text:style-name="T11">i;j;k</text:span><text:span text:style-name="T3">.</text:span></text:p>
      <text:p text:style-name="P1"><text:span text:style-name="T7">3.2 Alternative Uncertainties</text:span></text:p>
      <text:p text:style-name="P1"><text:span text:style-name="T16">3.2.1 Arbitrary Uncertainties</text:span></text:p>
      <text:p text:style-name="P1"><text:span text:style-name="T3">While the probability distributions and polynomial chaos above are useful in describing uncertainties,</text:span></text:p>
      <text:p text:style-name="P1"><text:span text:style-name="T3">there exist many other possible uncertainty distributions. However, it is possible to project</text:span></text:p>
      <text:p text:style-name="P1"><text:span text:style-name="T3">arbitrary uncertainties into uniform [0,1] space and treat them with shifted Legendre polynomials.</text:span></text:p>
      <text:p text:style-name="P1"><text:span text:style-name="T3">In fact, we require only the percent point (or percentile) distribution of an uncertain variable to</text:span></text:p>
      <text:p text:style-name="P1"><text:span text:style-name="T3">create a mapping between its natural domain and the [0,1] domain. The drawback to this method</text:span></text:p>
      <text:p text:style-name="P1"><text:span text:style-name="T3">is that shifted Legendre polynomials may not e</text:span><text:span text:style-name="T4">ffi</text:span><text:span text:style-name="T3">ciently describe the distribution, and many terms</text:span></text:p>
      <text:p text:style-name="P1"><text:span text:style-name="T3">may be necessary to develop an accurate representation.</text:span></text:p>
      <text:p text:style-name="P1"><text:span text:style-name="T3">We follow here the pattern outlined by TODO CITE Xiu and Kerniadakis. Consider an uncertain</text:span></text:p>
      <text:p text:style-name="P1"><text:span text:style-name="T3">parameter </text:span><text:span text:style-name="T9"> </text:span><text:span text:style-name="T3">with arbitrary probability distribution function </text:span><text:span text:style-name="T9">f</text:span><text:span text:style-name="T3">(</text:span><text:span text:style-name="T9"/><text:span text:style-name="T3">). We can expand this</text:span></text:p>
      <text:p text:style-name="P1"><text:span text:style-name="T3">parameter in basis polynomials that describe the desired [0,1] space; namely, (normalized) shifted</text:span></text:p>
      <text:p text:style-name="P1"><text:span text:style-name="T3">Legendre polynomials ~ </text:span><text:span text:style-name="T9">P</text:span><text:span text:style-name="T11">i</text:span><text:span text:style-name="T3">,</text:span></text:p>
      <text:p text:style-name="P1"><text:span text:style-name="T9"> </text:span><text:span text:style-name="T3">=</text:span></text:p>
      <text:p text:style-name="P1"><text:span text:style-name="T12">1</text:span><text:span text:style-name="T13">X</text:span></text:p>
      <text:p text:style-name="P1"><text:span text:style-name="T11">i</text:span><text:span text:style-name="T10">=0</text:span></text:p>
      <text:p text:style-name="P1"><text:span text:style-name="T9"/><text:span text:style-name="T11">i </text:span><text:span text:style-name="T3">~ </text:span><text:span text:style-name="T9">P</text:span><text:span text:style-name="T11">i</text:span><text:span text:style-name="T9">: </text:span><text:span text:style-name="T3">(37)</text:span></text:p>
      <text:p text:style-name="P1"><text:span text:style-name="T3">As before, we </text:span><text:span text:style-name="T4">fi</text:span><text:span text:style-name="T3">nd the coe</text:span><text:span text:style-name="T4">ffi</text:span><text:span text:style-name="T3">cients using the orthogonality of, and the inner product in the Hilbert</text:span></text:p>
      <text:p text:style-name="P1"><text:span text:style-name="T3">space spanned by, the polynomial basis,</text:span></text:p>
      <text:p text:style-name="P1"><text:span text:style-name="T9"/><text:span text:style-name="T11">i </text:span><text:span text:style-name="T3">=</text:span></text:p>
      <text:p text:style-name="P1"><text:span text:style-name="T13">Z</text:span></text:p>
      <text:p text:style-name="P1"><text:span text:style-name="T11">S</text:span></text:p>
      <text:p text:style-name="P1"><text:span text:style-name="T9">P</text:span><text:span text:style-name="T11">i</text:span><text:span text:style-name="T3">(</text:span><text:span text:style-name="T9"/><text:span text:style-name="T3">)</text:span><text:span text:style-name="T9">g</text:span><text:span text:style-name="T3">(</text:span><text:span text:style-name="T9"/><text:span text:style-name="T3">)</text:span><text:span text:style-name="T9">d; </text:span><text:span text:style-name="T3">(38)</text:span></text:p>
      <text:p text:style-name="P1"><text:span text:style-name="T3">where </text:span><text:span text:style-name="T9">g</text:span><text:span text:style-name="T3">(</text:span><text:span text:style-name="T9"/><text:span text:style-name="T3">) is the uniform probability distribution of </text:span><text:span text:style-name="T9"> </text:span><text:span text:style-name="T8">2 </text:span><text:span text:style-name="T3">[0</text:span><text:span text:style-name="T9">; </text:span><text:span text:style-name="T3">1]. We note that Eq. (38) is mathematically</text:span></text:p>
      <text:p text:style-name="P1"><text:span text:style-name="T3">nonsensical, in that we assume </text:span><text:span text:style-name="T9"> </text:span><text:span text:style-name="T3">to be dependent on </text:span><text:span text:style-name="T9"> </text:span><text:span text:style-name="T3">and their supports are not guaranteed</text:span></text:p>
      <text:p text:style-name="P1"><text:span text:style-name="T3">to be the same; that is, they are likely to belong to di</text:span><text:span text:style-name="T4">ff</text:span><text:span text:style-name="T3">erent probability spaces - if not, then there</text:span></text:p>
      <text:p text:style-name="P1"><text:span text:style-name="T3">is no need to perform the mapping. To correlate the two, we introduce a new uncertain variable</text:span></text:p>
      <text:p text:style-name="P1"><text:span text:style-name="T9">u </text:span><text:span text:style-name="T8">2 </text:span><text:span text:style-name="T3">[0</text:span><text:span text:style-name="T9">; </text:span><text:span text:style-name="T3">1]. Recalling the probability distribution functions </text:span><text:span text:style-name="T9">f</text:span><text:span text:style-name="T3">(</text:span><text:span text:style-name="T9"/><text:span text:style-name="T3">) and </text:span><text:span text:style-name="T9">g</text:span><text:span text:style-name="T3">(</text:span><text:span text:style-name="T9"/><text:span text:style-name="T3">), we transform probability</text:span></text:p>
      <text:p text:style-name="P1"><text:span text:style-name="T3">space to show</text:span></text:p>
      <text:p text:style-name="P1"><text:span text:style-name="T9">du </text:span><text:span text:style-name="T3">= </text:span><text:span text:style-name="T9">f</text:span><text:span text:style-name="T3">(</text:span><text:span text:style-name="T9"/><text:span text:style-name="T3">)</text:span><text:span text:style-name="T9">d </text:span><text:span text:style-name="T3">= </text:span><text:span text:style-name="T9">dF</text:span><text:span text:style-name="T3">(</text:span><text:span text:style-name="T9"/><text:span text:style-name="T3">)</text:span><text:span text:style-name="T9">; du </text:span><text:span text:style-name="T3">= </text:span><text:span text:style-name="T9">g</text:span><text:span text:style-name="T3">(</text:span><text:span text:style-name="T9"/><text:span text:style-name="T3">) = </text:span><text:span text:style-name="T9">dG</text:span><text:span text:style-name="T3">(</text:span><text:span text:style-name="T9"/><text:span text:style-name="T3">)</text:span><text:span text:style-name="T9">; </text:span><text:span text:style-name="T3">(39)</text:span></text:p>
      <text:p text:style-name="P1"><text:span text:style-name="T3">7</text:span></text:p>
      <text:p text:style-name="P1"><text:span text:style-name="T3">where </text:span><text:span text:style-name="T9">F;G </text:span><text:span text:style-name="T3">are the cumulative distribution function (cdf)'s for </text:span><text:span text:style-name="T9">f; g</text:span><text:span text:style-name="T3">,</text:span></text:p>
      <text:p text:style-name="P1"><text:span text:style-name="T9">F</text:span><text:span text:style-name="T3">(</text:span><text:span text:style-name="T9"/><text:span text:style-name="T3">) =</text:span></text:p>
      <text:p text:style-name="P1"><text:span text:style-name="T13">Z </text:span><text:span text:style-name="T11"/></text:p>
      <text:p text:style-name="P1"><text:span text:style-name="T12">􀀀1</text:span></text:p>
      <text:p text:style-name="P1"><text:span text:style-name="T9">f</text:span><text:span text:style-name="T3">(</text:span><text:span text:style-name="T9">s</text:span><text:span text:style-name="T3">)</text:span><text:span text:style-name="T9">ds; G</text:span><text:span text:style-name="T3">(</text:span><text:span text:style-name="T9"/><text:span text:style-name="T3">) =</text:span></text:p>
      <text:p text:style-name="P1"><text:soft-page-break/><text:span text:style-name="T13">Z </text:span><text:span text:style-name="T11"/></text:p>
      <text:p text:style-name="P1"><text:span text:style-name="T12">􀀀1</text:span></text:p>
      <text:p text:style-name="P1"><text:span text:style-name="T9">g</text:span><text:span text:style-name="T3">(</text:span><text:span text:style-name="T9">s</text:span><text:span text:style-name="T3">)</text:span><text:span text:style-name="T9">ds: </text:span><text:span text:style-name="T3">(40)</text:span></text:p>
      <text:p text:style-name="P1"><text:span text:style-name="T3">We require both </text:span><text:span text:style-name="T9"> </text:span><text:span text:style-name="T3">and </text:span><text:span text:style-name="T9"> </text:span><text:span text:style-name="T3">to be mapped to the domain of </text:span><text:span text:style-name="T9">u</text:span><text:span text:style-name="T3">, and show</text:span></text:p>
      <text:p text:style-name="P1"><text:span text:style-name="T9"> </text:span><text:span text:style-name="T3">= </text:span><text:span text:style-name="T9">F</text:span><text:span text:style-name="T12">􀀀</text:span><text:span text:style-name="T10">1</text:span><text:span text:style-name="T3">(</text:span><text:span text:style-name="T9">u</text:span><text:span text:style-name="T3">)</text:span><text:span text:style-name="T9">;  </text:span><text:span text:style-name="T3">= </text:span><text:span text:style-name="T9">G</text:span><text:span text:style-name="T12">􀀀</text:span><text:span text:style-name="T10">1</text:span><text:span text:style-name="T3">(</text:span><text:span text:style-name="T9">u</text:span><text:span text:style-name="T3">)</text:span><text:span text:style-name="T9">; </text:span><text:span text:style-name="T3">(41)</text:span></text:p>
      <text:p text:style-name="P1"><text:span text:style-name="T3">where </text:span><text:span text:style-name="T9">F</text:span><text:span text:style-name="T12">􀀀</text:span><text:span text:style-name="T10">1</text:span><text:span text:style-name="T9">;G</text:span><text:span text:style-name="T12">􀀀</text:span><text:span text:style-name="T10">1 </text:span><text:span text:style-name="T3">are the inverse of the cdf, or percent point function (ppf). Using these transformations,</text:span></text:p>
      <text:p text:style-name="P1"><text:span text:style-name="T3">we return to the expansion of </text:span><text:span text:style-name="T9"> </text:span><text:span text:style-name="T3">and write</text:span></text:p>
      <text:p text:style-name="P1"><text:span text:style-name="T9"> </text:span><text:span text:style-name="T3">=</text:span></text:p>
      <text:p text:style-name="P1"><text:span text:style-name="T12">1</text:span><text:span text:style-name="T13">X</text:span></text:p>
      <text:p text:style-name="P1"><text:span text:style-name="T11">i</text:span><text:span text:style-name="T10">=0</text:span></text:p>
      <text:p text:style-name="P1"><text:span text:style-name="T9"/><text:span text:style-name="T11">i</text:span><text:span text:style-name="T9">P</text:span><text:span text:style-name="T11">i</text:span><text:span text:style-name="T9">; </text:span><text:span text:style-name="T3">(42)</text:span></text:p>
      <text:p text:style-name="P1"><text:span text:style-name="T9"/><text:span text:style-name="T11">i </text:span><text:span text:style-name="T3">=</text:span></text:p>
      <text:p text:style-name="P1"><text:span text:style-name="T13">Z </text:span><text:span text:style-name="T10">1</text:span></text:p>
      <text:p text:style-name="P1"><text:span text:style-name="T10">0</text:span></text:p>
      <text:p text:style-name="P1"><text:span text:style-name="T9">F</text:span><text:span text:style-name="T12">􀀀</text:span><text:span text:style-name="T10">1</text:span><text:span text:style-name="T3">(</text:span><text:span text:style-name="T9">u</text:span><text:span text:style-name="T3">)</text:span><text:span text:style-name="T9">P</text:span><text:span text:style-name="T11">i</text:span></text:p>
      <text:p text:style-name="P1"><text:span text:style-name="T13">􀀀</text:span></text:p>
      <text:p text:style-name="P1"><text:span text:style-name="T9">G</text:span><text:span text:style-name="T12">􀀀</text:span><text:span text:style-name="T10">1</text:span><text:span text:style-name="T3">(</text:span><text:span text:style-name="T9">u</text:span><text:span text:style-name="T3">)</text:span></text:p>
      <text:p text:style-name="P1"><text:span text:style-name="T13"/></text:p>
      <text:p text:style-name="P1"><text:span text:style-name="T9">du; </text:span><text:span text:style-name="T3">(43)</text:span></text:p>
      <text:p text:style-name="P1"><text:span text:style-name="T3">=</text:span></text:p>
      <text:p text:style-name="P1"><text:span text:style-name="T12">1</text:span><text:span text:style-name="T13">X</text:span></text:p>
      <text:p text:style-name="P1"><text:span text:style-name="T11">n</text:span><text:span text:style-name="T10">=0</text:span></text:p>
      <text:p text:style-name="P1"><text:span text:style-name="T9">w</text:span><text:span text:style-name="T11">n</text:span><text:span text:style-name="T9">F</text:span><text:span text:style-name="T12">􀀀</text:span><text:span text:style-name="T10">1</text:span><text:span text:style-name="T3">(</text:span><text:span text:style-name="T9">u</text:span><text:span text:style-name="T11">n</text:span><text:span text:style-name="T3">)</text:span><text:span text:style-name="T9">P</text:span><text:span text:style-name="T11">i</text:span></text:p>
      <text:p text:style-name="P1"><text:span text:style-name="T13">􀀀</text:span></text:p>
      <text:p text:style-name="P1"><text:span text:style-name="T9">G</text:span><text:span text:style-name="T12">􀀀</text:span><text:span text:style-name="T10">1</text:span><text:span text:style-name="T3">(</text:span><text:span text:style-name="T9">u</text:span><text:span text:style-name="T11">n</text:span><text:span text:style-name="T3">)</text:span></text:p>
      <text:p text:style-name="P1"><text:span text:style-name="T13"/></text:p>
      <text:p text:style-name="P1"><text:span text:style-name="T9">; </text:span><text:span text:style-name="T3">(44)</text:span></text:p>
      <text:p text:style-name="P1"><text:span text:style-name="T3">where we have applied shifted Gauss-Legendre quadrature to evaluate the integral. We note that</text:span></text:p>
      <text:p text:style-name="P1"><text:span text:style-name="T3">the only requirement for mapping any arbitrary uncertainty onto a common space is the ability to</text:span></text:p>
      <text:p text:style-name="P1"><text:span text:style-name="T3">evaluate the ppf of an uncertainty distribution at quadrature points (</text:span><text:span text:style-name="T9">u</text:span><text:span text:style-name="T11">n</text:span><text:span text:style-name="T3">). Also, this procedure is</text:span></text:p>
      <text:p text:style-name="P1"><text:span text:style-name="T3">general for any pdf </text:span><text:span text:style-name="T9">g</text:span><text:span text:style-name="T3">(</text:span><text:span text:style-name="T9"/><text:span text:style-name="T3">) to map </text:span><text:span text:style-name="T9"> </text:span><text:span text:style-name="T3">onto the domain of </text:span><text:span text:style-name="T9"/><text:span text:style-name="T3">; for our purposes, </text:span><text:span text:style-name="T9"> </text:span><text:span text:style-name="T8">2 </text:span><text:span text:style-name="T3">[0</text:span><text:span text:style-name="T9">; </text:span><text:span text:style-name="T3">1] is the most</text:span></text:p>
      <text:p text:style-name="P1"><text:span text:style-name="T3">bene</text:span><text:span text:style-name="T4">fi</text:span><text:span text:style-name="T3">cial.</text:span></text:p>
      <text:p text:style-name="P1"><text:span text:style-name="T3">8</text:span></text:p>
      <text:p text:style-name="P1"><text:span text:style-name="T6">A Polynomials and Distributions</text:span></text:p>
      <text:p text:style-name="P1"><text:span text:style-name="T3">For reference we include the polynomial, distribution, and quadrature de</text:span><text:span text:style-name="T4">fi</text:span><text:span text:style-name="T3">nitions for the continuous</text:span></text:p>
      <text:p text:style-name="P1"><text:span text:style-name="T3">distributions used in this document. To describe polynomials, we make use of the Pachhammer</text:span></text:p>
      <text:p text:style-name="P1"><text:span text:style-name="T3">symbol (</text:span><text:span text:style-name="T9">a</text:span><text:span text:style-name="T3">)</text:span><text:span text:style-name="T11">n</text:span></text:p>
      <text:p text:style-name="P1"><text:span text:style-name="T3">(</text:span><text:span text:style-name="T9">a</text:span><text:span text:style-name="T3">)</text:span><text:span text:style-name="T11">n </text:span><text:span text:style-name="T3">= </text:span><text:span text:style-name="T9">a</text:span><text:span text:style-name="T3">(</text:span><text:span text:style-name="T9">a </text:span><text:span text:style-name="T3">+ 1)(</text:span><text:span text:style-name="T9">a </text:span><text:span text:style-name="T3">+ 2)</text:span><text:span text:style-name="T9">:::</text:span><text:span text:style-name="T3">(</text:span><text:span text:style-name="T9">a </text:span><text:span text:style-name="T3">+ </text:span><text:span text:style-name="T9">n </text:span><text:span text:style-name="T8">􀀀 </text:span><text:span text:style-name="T3">1)</text:span><text:span text:style-name="T9">; n </text:span><text:span text:style-name="T3">= 1</text:span><text:span text:style-name="T9">; </text:span><text:span text:style-name="T3">2</text:span><text:span text:style-name="T9">; </text:span><text:span text:style-name="T3">3</text:span><text:span text:style-name="T9">; ::: </text:span><text:span text:style-name="T3">(45)</text:span></text:p>
      <text:p text:style-name="P1"><text:span text:style-name="T3">with (</text:span><text:span text:style-name="T9">a</text:span><text:span text:style-name="T3">)</text:span><text:span text:style-name="T11">n </text:span><text:span text:style-name="T3">= 1. The generalized hypergeometric series </text:span><text:span text:style-name="T11">r</text:span><text:span text:style-name="T9">F</text:span><text:span text:style-name="T11">s </text:span><text:span text:style-name="T3">is given by</text:span></text:p>
      <text:p text:style-name="P1"><text:span text:style-name="T11">r</text:span><text:span text:style-name="T9">F</text:span><text:span text:style-name="T11">s</text:span><text:span text:style-name="T3">(</text:span><text:span text:style-name="T9">a</text:span><text:span text:style-name="T10">1</text:span><text:span text:style-name="T9">; :::; a</text:span><text:span text:style-name="T11">r</text:span><text:span text:style-name="T3">; </text:span><text:span text:style-name="T9">b</text:span><text:span text:style-name="T10">1</text:span><text:span text:style-name="T9">; :::; b</text:span><text:span text:style-name="T11">s</text:span><text:span text:style-name="T3">; </text:span><text:span text:style-name="T9">z</text:span><text:span text:style-name="T3">) =</text:span></text:p>
      <text:p text:style-name="P1"><text:span text:style-name="T12">1</text:span><text:span text:style-name="T13">X</text:span></text:p>
      <text:p text:style-name="P1"><text:span text:style-name="T11">k</text:span><text:span text:style-name="T10">=0</text:span></text:p>
      <text:p text:style-name="P1"><text:span text:style-name="T3">(</text:span><text:span text:style-name="T9">a</text:span><text:span text:style-name="T10">1</text:span><text:span text:style-name="T3">)</text:span><text:span text:style-name="T11">k </text:span><text:span text:style-name="T8">   </text:span><text:span text:style-name="T3">(</text:span><text:span text:style-name="T9">a</text:span><text:span text:style-name="T11">r</text:span><text:span text:style-name="T3">)</text:span><text:span text:style-name="T11">k</text:span></text:p>
      <text:p text:style-name="P1"><text:span text:style-name="T3">(</text:span><text:span text:style-name="T9">b</text:span><text:span text:style-name="T10">1</text:span><text:span text:style-name="T3">)</text:span><text:span text:style-name="T11">k </text:span><text:span text:style-name="T8">   </text:span><text:span text:style-name="T3">(</text:span><text:span text:style-name="T9">b</text:span><text:span text:style-name="T11">s</text:span><text:span text:style-name="T3">)</text:span><text:span text:style-name="T11">k</text:span></text:p>
      <text:p text:style-name="P1"><text:span text:style-name="T9">z</text:span><text:span text:style-name="T11">k</text:span></text:p>
      <text:p text:style-name="P1"><text:span text:style-name="T9">k</text:span><text:span text:style-name="T3">!</text:span></text:p>
      <text:p text:style-name="P1"><text:span text:style-name="T9">: </text:span><text:span text:style-name="T3">(46)</text:span></text:p>
      <text:p text:style-name="P1"><text:span text:style-name="T18">0.0 4 2 0 2 4</text:span></text:p>
      <text:p text:style-name="P1"><text:span text:style-name="T18">0.1</text:span></text:p>
      <text:p text:style-name="P1"><text:span text:style-name="T18">0.2</text:span></text:p>
      <text:p text:style-name="P1"><text:span text:style-name="T18">0.3</text:span></text:p>
      <text:p text:style-name="P1"><text:span text:style-name="T18">0.4</text:span></text:p>
      <text:p text:style-name="P1"><text:span text:style-name="T18">0.5</text:span></text:p>
      <text:p text:style-name="P1"><text:span text:style-name="T18">f(x)</text:span></text:p>
      <text:p text:style-name="P1"><text:span text:style-name="T19">Normal</text:span></text:p>
      <text:p text:style-name="P1"><text:span text:style-name="T19">(0,1)</text:span></text:p>
      <text:p text:style-name="P1"><text:soft-page-break/><text:span text:style-name="T19">(1,1)</text:span></text:p>
      <text:p text:style-name="P1"><text:span text:style-name="T19">(0,2)</text:span></text:p>
      <text:p text:style-name="P1"><text:span text:style-name="T18">0.000 2 4 6 8 10</text:span></text:p>
      <text:p text:style-name="P1"><text:span text:style-name="T18">0.05</text:span></text:p>
      <text:p text:style-name="P1"><text:span text:style-name="T18">0.10</text:span></text:p>
      <text:p text:style-name="P1"><text:span text:style-name="T18">0.15</text:span></text:p>
      <text:p text:style-name="P1"><text:span text:style-name="T18">0.20</text:span></text:p>
      <text:p text:style-name="P1"><text:span text:style-name="T18">0.25</text:span></text:p>
      <text:p text:style-name="P1"><text:span text:style-name="T19">Gamma</text:span></text:p>
      <text:p text:style-name="P1"><text:span text:style-name="T19">(3)</text:span></text:p>
      <text:p text:style-name="P1"><text:span text:style-name="T19">(4)</text:span></text:p>
      <text:p text:style-name="P1"><text:span text:style-name="T19">(5)</text:span></text:p>
      <text:p text:style-name="P1"><text:span text:style-name="T18">4 3 2 1 0 1 2 3 4</text:span></text:p>
      <text:p text:style-name="P1"><text:span text:style-name="T18">x</text:span></text:p>
      <text:p text:style-name="P1"><text:span text:style-name="T18">0.0</text:span></text:p>
      <text:p text:style-name="P1"><text:span text:style-name="T18">0.2</text:span></text:p>
      <text:p text:style-name="P1"><text:span text:style-name="T18">0.4</text:span></text:p>
      <text:p text:style-name="P1"><text:span text:style-name="T18">0.6</text:span></text:p>
      <text:p text:style-name="P1"><text:span text:style-name="T18">0.8</text:span></text:p>
      <text:p text:style-name="P1"><text:span text:style-name="T18">1.0</text:span></text:p>
      <text:p text:style-name="P1"><text:span text:style-name="T18">f(x)</text:span></text:p>
      <text:p text:style-name="P1"><text:span text:style-name="T19">Uniform</text:span></text:p>
      <text:p text:style-name="P1"><text:span text:style-name="T19">(-2,1)</text:span></text:p>
      <text:p text:style-name="P1"><text:span text:style-name="T19">(-1,2)</text:span></text:p>
      <text:p text:style-name="P1"><text:span text:style-name="T19">(-3,5)</text:span></text:p>
      <text:p text:style-name="P1"><text:span text:style-name="T18">0.0 0.2 0.4 0.6 0.8 1.0</text:span></text:p>
      <text:p text:style-name="P1"><text:span text:style-name="T18">x</text:span></text:p>
      <text:p text:style-name="P1"><text:span text:style-name="T18">0.0</text:span></text:p>
      <text:p text:style-name="P1"><text:span text:style-name="T18">0.5</text:span></text:p>
      <text:p text:style-name="P1"><text:span text:style-name="T18">1.0</text:span></text:p>
      <text:p text:style-name="P1"><text:span text:style-name="T18">1.5</text:span></text:p>
      <text:p text:style-name="P1"><text:span text:style-name="T18">2.0</text:span></text:p>
      <text:p text:style-name="P1"><text:span text:style-name="T18">2.5 </text:span><text:span text:style-name="T19">Beta</text:span></text:p>
      <text:p text:style-name="P1"><text:span text:style-name="T19">(2,2)</text:span></text:p>
      <text:p text:style-name="P1"><text:span text:style-name="T19">(3,2)</text:span></text:p>
      <text:p text:style-name="P1"><text:span text:style-name="T19">(2,5)</text:span></text:p>
      <text:p text:style-name="P1"><text:span text:style-name="T3">Figure 1: Several Distributions</text:span></text:p>
      <text:p text:style-name="P1"><text:span text:style-name="T7">A.1 Standard Distributions</text:span></text:p>
      <text:p text:style-name="P1"><text:span text:style-name="T3">There are several standard distributions for which quadratures with corresponding polynomials are</text:span></text:p>
      <text:p text:style-name="P1"><text:span text:style-name="T3">well-known, making them e</text:span><text:span text:style-name="T4">ffi</text:span><text:span text:style-name="T3">ciently represented with small quadratures. We present four here:</text:span></text:p>
      <text:p text:style-name="P1"><text:span text:style-name="T3">normal, Gamma, uniform, and Beta.</text:span></text:p>
      <text:p text:style-name="P1"><text:span text:style-name="T3">9</text:span></text:p>
      <text:p text:style-name="P1"><text:span text:style-name="T16">A.1.1 Normal and Hermite He</text:span><text:span text:style-name="T11">n</text:span></text:p>
      <text:p text:style-name="P1"><text:span text:style-name="T3">The normal or Gaussian distribution has support from </text:span><text:span text:style-name="T8">􀀀1 </text:span><text:span text:style-name="T3">to </text:span><text:span text:style-name="T8">1 </text:span><text:span text:style-name="T3">and is characterized by Hermite</text:span></text:p>
      <text:p text:style-name="P1"><text:span text:style-name="T3">polynomials, with the associated Gauss-Hermite quadrature. The pdf of the normal distribution</text:span></text:p>
      <text:p text:style-name="P1"><text:span text:style-name="T3">has the form</text:span></text:p>
      <text:p text:style-name="P1"><text:span text:style-name="T9"/><text:span text:style-name="T3">(</text:span><text:span text:style-name="T9">x</text:span><text:span text:style-name="T3">; </text:span><text:span text:style-name="T9">; </text:span><text:span text:style-name="T10">2</text:span><text:span text:style-name="T3">) =</text:span></text:p>
      <text:p text:style-name="P1"><text:span text:style-name="T3">1</text:span></text:p>
      <text:p text:style-name="P1"><text:span text:style-name="T8">p</text:span></text:p>
      <text:p text:style-name="P1"><text:span text:style-name="T3">2</text:span><text:span text:style-name="T9"/><text:span text:style-name="T10">2</text:span></text:p>
      <text:p text:style-name="P1"><text:span text:style-name="T3">exp</text:span></text:p>
      <text:p text:style-name="P1"><text:span text:style-name="T13"/></text:p>
      <text:p text:style-name="P1"><text:span text:style-name="T8">􀀀</text:span></text:p>
      <text:p text:style-name="P1"><text:span text:style-name="T3">(</text:span><text:span text:style-name="T9">x </text:span><text:span text:style-name="T8">􀀀 </text:span><text:span text:style-name="T9"/><text:span text:style-name="T3">)</text:span><text:span text:style-name="T10">2</text:span></text:p>
      <text:p text:style-name="P1"><text:span text:style-name="T3">2</text:span><text:span text:style-name="T9"/><text:span text:style-name="T10">2</text:span></text:p>
      <text:p text:style-name="P1"><text:span text:style-name="T13"/></text:p>
      <text:p text:style-name="P1"><text:span text:style-name="T9">; x </text:span><text:span text:style-name="T8">2 </text:span><text:span text:style-name="T3">(</text:span><text:span text:style-name="T8">􀀀1</text:span><text:span text:style-name="T9">;</text:span><text:span text:style-name="T8">1</text:span><text:span text:style-name="T3">)</text:span><text:span text:style-name="T9">; </text:span><text:span text:style-name="T3">(47)</text:span></text:p>
      <text:p text:style-name="P1"><text:span text:style-name="T3">where </text:span><text:span text:style-name="T9">; </text:span><text:span text:style-name="T10">2 </text:span><text:span text:style-name="T3">are the mean and variance respectively. Two di</text:span><text:span text:style-name="T4">ff</text:span><text:span text:style-name="T3">erent kinds of Hermite polynomials</text:span></text:p>
      <text:p text:style-name="P1"><text:span text:style-name="T3">exist: one the \probabilist" Hermite polynomial He</text:span><text:span text:style-name="T11">n</text:span><text:span text:style-name="T3">(</text:span><text:span text:style-name="T9">x</text:span><text:span text:style-name="T3">), and the more often seen \physicist"</text:span></text:p>
      <text:p text:style-name="P1"><text:span text:style-name="T3">Hermite polynomial </text:span><text:span text:style-name="T9">H</text:span><text:span text:style-name="T11">n</text:span><text:span text:style-name="T3">(</text:span><text:span text:style-name="T9">x</text:span><text:span text:style-name="T3">). The two are essentially the same with the important exception</text:span></text:p>
      <text:p text:style-name="P1"><text:span text:style-name="T9">H</text:span><text:span text:style-name="T11">n</text:span><text:span text:style-name="T3">(</text:span><text:span text:style-name="T9">x=</text:span></text:p>
      <text:p text:style-name="P1"><text:soft-page-break/><text:span text:style-name="T8">p</text:span></text:p>
      <text:p text:style-name="P1"><text:span text:style-name="T3">2) = He</text:span><text:span text:style-name="T11">n</text:span><text:span text:style-name="T3">(</text:span><text:span text:style-name="T9">x</text:span><text:span text:style-name="T3">).</text:span></text:p>
      <text:p text:style-name="P1"><text:span text:style-name="T3">He</text:span><text:span text:style-name="T11">n </text:span><text:span text:style-name="T3">= (</text:span><text:span text:style-name="T8">􀀀</text:span><text:span text:style-name="T3">1)</text:span><text:span text:style-name="T11">n</text:span><text:span text:style-name="T9">e</text:span><text:span text:style-name="T11">x</text:span><text:span text:style-name="T14">2</text:span><text:span text:style-name="T11">=</text:span><text:span text:style-name="T10">2 </text:span><text:span text:style-name="T9">d</text:span><text:span text:style-name="T11">n</text:span></text:p>
      <text:p text:style-name="P1"><text:span text:style-name="T9">dx</text:span><text:span text:style-name="T11">n </text:span><text:span text:style-name="T9">e</text:span><text:span text:style-name="T12">􀀀</text:span><text:span text:style-name="T11">x</text:span><text:span text:style-name="T14">2</text:span><text:span text:style-name="T11">=</text:span><text:span text:style-name="T10">2</text:span><text:span text:style-name="T9">; </text:span><text:span text:style-name="T3">(48)</text:span></text:p>
      <text:p text:style-name="P1"><text:span text:style-name="T9">H</text:span><text:span text:style-name="T11">n </text:span><text:span text:style-name="T3">= (</text:span><text:span text:style-name="T8">􀀀</text:span><text:span text:style-name="T3">1)</text:span><text:span text:style-name="T11">n</text:span><text:span text:style-name="T9">e</text:span><text:span text:style-name="T11">x</text:span><text:span text:style-name="T14">2 </text:span><text:span text:style-name="T9">d</text:span><text:span text:style-name="T11">n</text:span></text:p>
      <text:p text:style-name="P1"><text:span text:style-name="T9">dx</text:span><text:span text:style-name="T11">n </text:span><text:span text:style-name="T9">e</text:span><text:span text:style-name="T12">􀀀</text:span><text:span text:style-name="T11">x</text:span><text:span text:style-name="T14">2</text:span></text:p>
      <text:p text:style-name="P1"><text:span text:style-name="T9">: </text:span><text:span text:style-name="T3">(49)</text:span></text:p>
      <text:p text:style-name="P1"><text:span text:style-name="T3">We make use of the probabilist here because of its conformity with the Gaussian distribution. The</text:span></text:p>
      <text:p text:style-name="P1"><text:span text:style-name="T3">Hermites are orthogonal,</text:span></text:p>
      <text:p text:style-name="P1"><text:span text:style-name="T13">Z </text:span><text:span text:style-name="T12">1</text:span></text:p>
      <text:p text:style-name="P1"><text:span text:style-name="T12">􀀀1</text:span></text:p>
      <text:p text:style-name="P1"><text:span text:style-name="T3">He</text:span><text:span text:style-name="T11">m</text:span><text:span text:style-name="T3">(</text:span><text:span text:style-name="T9">x</text:span><text:span text:style-name="T3">)He</text:span><text:span text:style-name="T11">n</text:span><text:span text:style-name="T3">(</text:span><text:span text:style-name="T9">x</text:span><text:span text:style-name="T3">)</text:span><text:span text:style-name="T9">e</text:span><text:span text:style-name="T12">􀀀</text:span><text:span text:style-name="T11">x</text:span><text:span text:style-name="T14">2</text:span><text:span text:style-name="T11">=</text:span><text:span text:style-name="T10">2</text:span><text:span text:style-name="T9">dx </text:span><text:span text:style-name="T3">=</text:span></text:p>
      <text:p text:style-name="P1"><text:span text:style-name="T8">p</text:span></text:p>
      <text:p text:style-name="P1"><text:span text:style-name="T3">2</text:span><text:span text:style-name="T9">n</text:span><text:span text:style-name="T3">!</text:span><text:span text:style-name="T9"/><text:span text:style-name="T11">nm</text:span><text:span text:style-name="T9">: </text:span><text:span text:style-name="T3">(50)</text:span></text:p>
      <text:p text:style-name="P1"><text:span text:style-name="T3">Hermite quadrature integrates exactly functions of the kind</text:span></text:p>
      <text:p text:style-name="P1"><text:span text:style-name="T13">Z </text:span><text:span text:style-name="T12">1</text:span></text:p>
      <text:p text:style-name="P1"><text:span text:style-name="T12">􀀀1</text:span></text:p>
      <text:p text:style-name="P1"><text:span text:style-name="T9">f</text:span><text:span text:style-name="T3">(</text:span><text:span text:style-name="T9">x</text:span><text:span text:style-name="T3">)</text:span><text:span text:style-name="T9">e</text:span><text:span text:style-name="T12">􀀀</text:span><text:span text:style-name="T11">x</text:span><text:span text:style-name="T14">2</text:span><text:span text:style-name="T11">=</text:span><text:span text:style-name="T10">2</text:span><text:span text:style-name="T9">dx </text:span><text:span text:style-name="T3">=</text:span></text:p>
      <text:p text:style-name="P1"><text:span text:style-name="T13">X</text:span><text:span text:style-name="T11">L</text:span></text:p>
      <text:p text:style-name="P1"><text:span text:style-name="T11">`</text:span><text:span text:style-name="T10">=0</text:span></text:p>
      <text:p text:style-name="P1"><text:span text:style-name="T9">w</text:span><text:span text:style-name="T11">`</text:span><text:span text:style-name="T9">f</text:span><text:span text:style-name="T3">(</text:span><text:span text:style-name="T9">x</text:span><text:span text:style-name="T11">`</text:span><text:span text:style-name="T3">)</text:span><text:span text:style-name="T9">: </text:span><text:span text:style-name="T3">(51)</text:span></text:p>
      <text:p text:style-name="P1"><text:span text:style-name="T3">The abscissas of the quadrature are given by roots of the He</text:span><text:span text:style-name="T11">n </text:span><text:span text:style-name="T3">polynomial and weights are given by</text:span></text:p>
      <text:p text:style-name="P1"><text:span text:style-name="T9">w</text:span><text:span text:style-name="T11">` </text:span><text:span text:style-name="T3">=</text:span></text:p>
      <text:p text:style-name="P1"><text:span text:style-name="T9">L</text:span><text:span text:style-name="T3">!</text:span></text:p>
      <text:p text:style-name="P1"><text:span text:style-name="T8">p</text:span></text:p>
      <text:p text:style-name="P1"><text:span text:style-name="T3">2</text:span><text:span text:style-name="T9"/></text:p>
      <text:p text:style-name="P1"><text:span text:style-name="T9">n</text:span><text:span text:style-name="T10">2</text:span><text:span text:style-name="T3">[He</text:span><text:span text:style-name="T11">n</text:span><text:span text:style-name="T12">􀀀</text:span><text:span text:style-name="T10">1</text:span><text:span text:style-name="T3">(</text:span><text:span text:style-name="T9">x</text:span><text:span text:style-name="T11">`</text:span><text:span text:style-name="T3">)]</text:span><text:span text:style-name="T10">2 </text:span><text:span text:style-name="T9">: </text:span><text:span text:style-name="T3">(52)</text:span></text:p>
      <text:p text:style-name="P1"><text:span text:style-name="T3">A normal distribution is shown with </text:span><text:span text:style-name="T9"> </text:span><text:span text:style-name="T3">= 0</text:span><text:span text:style-name="T9">; </text:span><text:span text:style-name="T10">2 </text:span><text:span text:style-name="T3">= 1 in Fig. 1.</text:span></text:p>
      <text:p text:style-name="P1"><text:span text:style-name="T3">10</text:span></text:p>
      <text:p text:style-name="P1"><text:span text:style-name="T16">A.1.2 Gamma and Laguerre </text:span><text:span text:style-name="T9">L</text:span><text:span text:style-name="T11">n</text:span></text:p>
      <text:p text:style-name="P1"><text:span text:style-name="T3">The Gamma distribution has support from 0 to </text:span><text:span text:style-name="T8">1 </text:span><text:span text:style-name="T3">and is characterized by Laguerre polynomials</text:span></text:p>
      <text:p text:style-name="P1"><text:span text:style-name="T3">with the associated Gauss-Laguerre quadrature. The pdf of the Gamma distribution has the form</text:span></text:p>
      <text:p text:style-name="P1"><text:span text:style-name="T9"/><text:span text:style-name="T3">(</text:span><text:span text:style-name="T9">x</text:span><text:span text:style-name="T3">; </text:span><text:span text:style-name="T9">; </text:span><text:span text:style-name="T3">) =</text:span></text:p>
      <text:p text:style-name="P1"><text:span text:style-name="T9">x</text:span><text:span text:style-name="T11"/><text:span text:style-name="T9">e</text:span><text:span text:style-name="T12">􀀀</text:span><text:span text:style-name="T11">x=</text:span></text:p>
      <text:p text:style-name="P1"><text:span text:style-name="T9"/><text:span text:style-name="T11"/><text:span text:style-name="T10">+1</text:span><text:span text:style-name="T3">􀀀(</text:span><text:span text:style-name="T9"> </text:span><text:span text:style-name="T3">+ 1)</text:span></text:p>
      <text:p text:style-name="P1"><text:span text:style-name="T9">;  &gt; </text:span><text:span text:style-name="T8">􀀀</text:span><text:span text:style-name="T3">1</text:span><text:span text:style-name="T9">;  &gt; </text:span><text:span text:style-name="T3">0</text:span><text:span text:style-name="T9">; x </text:span><text:span text:style-name="T8">2 </text:span><text:span text:style-name="T3">(0</text:span><text:span text:style-name="T9">;</text:span><text:span text:style-name="T8">1</text:span><text:span text:style-name="T3">)</text:span><text:span text:style-name="T9">; </text:span><text:span text:style-name="T3">(53)</text:span></text:p>
      <text:p text:style-name="P1"><text:span text:style-name="T3">􀀀(</text:span><text:span text:style-name="T9"/><text:span text:style-name="T3">) </text:span><text:span text:style-name="T8"/></text:p>
      <text:p text:style-name="P1"><text:span text:style-name="T13">Z </text:span><text:span text:style-name="T12">1</text:span></text:p>
      <text:p text:style-name="P1"><text:span text:style-name="T10">0</text:span></text:p>
      <text:p text:style-name="P1"><text:span text:style-name="T9">t</text:span><text:span text:style-name="T11"/><text:span text:style-name="T9">e</text:span><text:span text:style-name="T12">􀀀</text:span><text:span text:style-name="T11">t </text:span><text:span text:style-name="T9">dt</text:span></text:p>
      <text:p text:style-name="P1"><text:span text:style-name="T9">t</text:span></text:p>
      <text:p text:style-name="P1"><text:span text:style-name="T9">; </text:span><text:span text:style-name="T3">(54)</text:span></text:p>
      <text:p text:style-name="P1"><text:span text:style-name="T3">􀀀(</text:span><text:span text:style-name="T9"> </text:span><text:span text:style-name="T3">+ 1) = </text:span><text:span text:style-name="T9"/><text:span text:style-name="T3">􀀀(</text:span><text:span text:style-name="T9"/><text:span text:style-name="T3">)</text:span><text:span text:style-name="T9">; </text:span><text:span text:style-name="T3">(55)</text:span></text:p>
      <text:p text:style-name="P1"><text:span text:style-name="T3">where </text:span><text:span text:style-name="T9">;  </text:span><text:span text:style-name="T3">are shape and scale constants, respectively. The (generalized) Laguerre polynomials</text:span></text:p>
      <text:p text:style-name="P1"><text:span text:style-name="T9">L</text:span><text:span text:style-name="T10">(</text:span><text:span text:style-name="T11"/><text:span text:style-name="T10">)</text:span></text:p>
      <text:p text:style-name="P1"><text:span text:style-name="T11">n </text:span><text:span text:style-name="T3">are the solutions to the second order PDE</text:span></text:p>
      <text:p text:style-name="P1"><text:span text:style-name="T9">xy</text:span><text:span text:style-name="T12">00 </text:span><text:span text:style-name="T3">+ (</text:span><text:span text:style-name="T9"> </text:span><text:span text:style-name="T3">+ 1 </text:span><text:span text:style-name="T8">􀀀 </text:span><text:span text:style-name="T9">x</text:span><text:span text:style-name="T3">)</text:span><text:span text:style-name="T9">y</text:span><text:span text:style-name="T12">0 </text:span><text:span text:style-name="T3">+ </text:span><text:span text:style-name="T9">ny </text:span><text:span text:style-name="T3">= 0</text:span><text:span text:style-name="T9">; </text:span><text:span text:style-name="T3">(56)</text:span></text:p>
      <text:p text:style-name="P1"><text:span text:style-name="T3">and are given by</text:span></text:p>
      <text:p text:style-name="P1"><text:span text:style-name="T9">L</text:span><text:span text:style-name="T10">(</text:span><text:span text:style-name="T11"/><text:span text:style-name="T10">)</text:span></text:p>
      <text:p text:style-name="P1"><text:span text:style-name="T11">n </text:span><text:span text:style-name="T3">(</text:span><text:span text:style-name="T9">x</text:span><text:span text:style-name="T3">) =</text:span></text:p>
      <text:p text:style-name="P1"><text:span text:style-name="T9">x</text:span><text:span text:style-name="T12">􀀀</text:span><text:span text:style-name="T11"/><text:span text:style-name="T9">e</text:span><text:span text:style-name="T11">x</text:span></text:p>
      <text:p text:style-name="P1"><text:span text:style-name="T9">n</text:span><text:span text:style-name="T3">!</text:span></text:p>
      <text:p text:style-name="P1"><text:span text:style-name="T9">d</text:span><text:span text:style-name="T11">n</text:span></text:p>
      <text:p text:style-name="P1"><text:span text:style-name="T9">dx</text:span><text:span text:style-name="T11">n</text:span></text:p>
      <text:p text:style-name="P1"><text:soft-page-break/><text:span text:style-name="T13">􀀀</text:span></text:p>
      <text:p text:style-name="P1"><text:span text:style-name="T9">e</text:span><text:span text:style-name="T12">􀀀</text:span><text:span text:style-name="T11">x</text:span><text:span text:style-name="T9">x</text:span><text:span text:style-name="T11">n</text:span><text:span text:style-name="T10">+</text:span><text:span text:style-name="T11"/><text:span text:style-name="T13"/></text:p>
      <text:p text:style-name="P1"><text:span text:style-name="T9">; </text:span><text:span text:style-name="T3">(57)</text:span></text:p>
      <text:p text:style-name="P1"><text:span text:style-name="T3">=</text:span></text:p>
      <text:p text:style-name="P1"><text:span text:style-name="T3">(</text:span><text:span text:style-name="T9"> </text:span><text:span text:style-name="T3">+ 1)</text:span><text:span text:style-name="T11">n</text:span></text:p>
      <text:p text:style-name="P1"><text:span text:style-name="T9">n</text:span><text:span text:style-name="T3">! </text:span><text:span text:style-name="T10">1</text:span><text:span text:style-name="T9">F</text:span><text:span text:style-name="T10">1</text:span><text:span text:style-name="T3">(</text:span><text:span text:style-name="T8">􀀀</text:span><text:span text:style-name="T9">n</text:span><text:span text:style-name="T3">; </text:span><text:span text:style-name="T9"> </text:span><text:span text:style-name="T3">+ 1; </text:span><text:span text:style-name="T9">x</text:span><text:span text:style-name="T3">)</text:span><text:span text:style-name="T9">; </text:span><text:span text:style-name="T3">(58)</text:span></text:p>
      <text:p text:style-name="P1"><text:span text:style-name="T13">Z </text:span><text:span text:style-name="T12">1</text:span></text:p>
      <text:p text:style-name="P1"><text:span text:style-name="T10">0</text:span></text:p>
      <text:p text:style-name="P1"><text:span text:style-name="T9">e</text:span><text:span text:style-name="T11">x</text:span><text:span text:style-name="T9">x</text:span><text:span text:style-name="T11"/><text:span text:style-name="T9">L</text:span><text:span text:style-name="T10">(</text:span><text:span text:style-name="T11"/><text:span text:style-name="T10">)</text:span></text:p>
      <text:p text:style-name="P1"><text:span text:style-name="T11">m </text:span><text:span text:style-name="T3">(</text:span><text:span text:style-name="T9">x</text:span><text:span text:style-name="T3">)</text:span><text:span text:style-name="T9">L</text:span><text:span text:style-name="T10">(</text:span><text:span text:style-name="T11"/><text:span text:style-name="T10">)</text:span></text:p>
      <text:p text:style-name="P1"><text:span text:style-name="T11">n </text:span><text:span text:style-name="T3">(</text:span><text:span text:style-name="T9">x</text:span><text:span text:style-name="T3">)</text:span><text:span text:style-name="T9">dx </text:span><text:span text:style-name="T3">=</text:span></text:p>
      <text:p text:style-name="P1"><text:span text:style-name="T3">􀀀(</text:span><text:span text:style-name="T9">n </text:span><text:span text:style-name="T3">+ </text:span><text:span text:style-name="T9"> </text:span><text:span text:style-name="T3">+ 1)</text:span></text:p>
      <text:p text:style-name="P1"><text:span text:style-name="T9">n</text:span><text:span text:style-name="T3">!</text:span></text:p>
      <text:p text:style-name="P1"><text:span text:style-name="T9"/><text:span text:style-name="T11">mn</text:span><text:span text:style-name="T9">;  &gt; </text:span><text:span text:style-name="T8">􀀀</text:span><text:span text:style-name="T3">1</text:span><text:span text:style-name="T9">: </text:span><text:span text:style-name="T3">(59)</text:span></text:p>
      <text:p text:style-name="P1"><text:span text:style-name="T3">General Laguerre quadrature exactly integrates functions of the kind</text:span></text:p>
      <text:p text:style-name="P1"><text:span text:style-name="T13">Z </text:span><text:span text:style-name="T12">1</text:span></text:p>
      <text:p text:style-name="P1"><text:span text:style-name="T10">0</text:span></text:p>
      <text:p text:style-name="P1"><text:span text:style-name="T9">f</text:span><text:span text:style-name="T3">(</text:span><text:span text:style-name="T9">x</text:span><text:span text:style-name="T3">)</text:span><text:span text:style-name="T9">e</text:span><text:span text:style-name="T12">􀀀</text:span><text:span text:style-name="T11">x</text:span><text:span text:style-name="T9">x</text:span><text:span text:style-name="T11"/><text:span text:style-name="T9">dx </text:span><text:span text:style-name="T3">=</text:span></text:p>
      <text:p text:style-name="P1"><text:span text:style-name="T13">X</text:span><text:span text:style-name="T11">N</text:span></text:p>
      <text:p text:style-name="P1"><text:span text:style-name="T11">`</text:span><text:span text:style-name="T10">=0</text:span></text:p>
      <text:p text:style-name="P1"><text:span text:style-name="T9">w</text:span><text:span text:style-name="T10">(</text:span><text:span text:style-name="T11"/><text:span text:style-name="T10">)</text:span></text:p>
      <text:p text:style-name="P1"><text:span text:style-name="T11">` </text:span><text:span text:style-name="T9">f</text:span><text:span text:style-name="T3">(</text:span><text:span text:style-name="T9">x</text:span><text:span text:style-name="T10">(</text:span><text:span text:style-name="T11"/><text:span text:style-name="T10">)</text:span></text:p>
      <text:p text:style-name="P1"><text:span text:style-name="T11">` </text:span><text:span text:style-name="T3">)</text:span><text:span text:style-name="T9">: </text:span><text:span text:style-name="T3">(60)</text:span></text:p>
      <text:p text:style-name="P1"><text:span text:style-name="T3">The abscissas of the quadrature are the roots of the polynomial </text:span><text:span text:style-name="T9">L</text:span><text:span text:style-name="T10">(</text:span><text:span text:style-name="T11"/><text:span text:style-name="T10">)</text:span></text:p>
      <text:p text:style-name="P1"><text:span text:style-name="T11">n </text:span><text:span text:style-name="T3">, and the weights are given by</text:span></text:p>
      <text:p text:style-name="P1"><text:span text:style-name="T9">w</text:span><text:span text:style-name="T10">(</text:span><text:span text:style-name="T11"/><text:span text:style-name="T10">)</text:span></text:p>
      <text:p text:style-name="P1"><text:span text:style-name="T11">` </text:span><text:span text:style-name="T3">=</text:span></text:p>
      <text:p text:style-name="P1"><text:span text:style-name="T3">1</text:span></text:p>
      <text:p text:style-name="P1"><text:span text:style-name="T9">x</text:span><text:span text:style-name="T10">(</text:span><text:span text:style-name="T11"/><text:span text:style-name="T10">)</text:span></text:p>
      <text:p text:style-name="P1"><text:span text:style-name="T11">`</text:span></text:p>
      <text:p text:style-name="P1"><text:span text:style-name="T13"/></text:p>
      <text:p text:style-name="P1"><text:span text:style-name="T9">d</text:span></text:p>
      <text:p text:style-name="P1"><text:span text:style-name="T9">dx</text:span></text:p>
      <text:p text:style-name="P1"><text:span text:style-name="T9">L</text:span><text:span text:style-name="T10">(</text:span><text:span text:style-name="T11"/><text:span text:style-name="T10">)</text:span></text:p>
      <text:p text:style-name="P1"><text:span text:style-name="T11">N </text:span><text:span text:style-name="T3">(</text:span><text:span text:style-name="T9">x</text:span><text:span text:style-name="T10">(</text:span><text:span text:style-name="T11"/><text:span text:style-name="T10">)</text:span></text:p>
      <text:p text:style-name="P1"><text:span text:style-name="T11">` </text:span><text:span text:style-name="T3">)</text:span></text:p>
      <text:p text:style-name="P1"><text:span text:style-name="T13"/><text:span text:style-name="T12">􀀀</text:span><text:span text:style-name="T10">1</text:span></text:p>
      <text:p text:style-name="P1"><text:span text:style-name="T9">: </text:span><text:span text:style-name="T3">(61)</text:span></text:p>
      <text:p text:style-name="P1"><text:span text:style-name="T3">A Gamma distribution with shape </text:span><text:span text:style-name="T9"> </text:span><text:span text:style-name="T3">= 3 and scale </text:span><text:span text:style-name="T9"> </text:span><text:span text:style-name="T3">= 1 is shown in Fig. 1.</text:span></text:p>
      <text:p text:style-name="P1"><text:span text:style-name="T3">11</text:span></text:p>
      <text:p text:style-name="P1"><text:span text:style-name="T16">A.1.3 Uniform and Legendre </text:span><text:span text:style-name="T9">P</text:span><text:span text:style-name="T11">n</text:span></text:p>
      <text:p text:style-name="P1"><text:span text:style-name="T3">The uniform distribution has support from </text:span><text:span text:style-name="T9">a </text:span><text:span text:style-name="T3">to </text:span><text:span text:style-name="T9">b</text:span><text:span text:style-name="T3">, but is typically de</text:span><text:span text:style-name="T4">fi</text:span><text:span text:style-name="T3">ned over the domain [-1,1],</text:span></text:p>
      <text:p text:style-name="P1"><text:span text:style-name="T3">and is characterized by Legendre polynomials with the associated Gauss-Legendre quadrature. The</text:span></text:p>
      <text:p text:style-name="P1"><text:span text:style-name="T3">pdf of the uniform distribution is at between </text:span><text:span text:style-name="T9">a </text:span><text:span text:style-name="T3">and </text:span><text:span text:style-name="T9">b </text:span><text:span text:style-name="T3">and zero everywhere else,</text:span></text:p>
      <text:p text:style-name="P1"><text:span text:style-name="T9"/><text:span text:style-name="T3">(</text:span><text:span text:style-name="T9">x</text:span><text:span text:style-name="T3">; </text:span><text:span text:style-name="T9">a; b</text:span><text:span text:style-name="T3">) =</text:span></text:p>
      <text:p text:style-name="P1"><text:span text:style-name="T3">1</text:span></text:p>
      <text:p text:style-name="P1"><text:span text:style-name="T9">b </text:span><text:span text:style-name="T8">􀀀 </text:span><text:span text:style-name="T9">a</text:span></text:p>
      <text:p text:style-name="P1"><text:span text:style-name="T9">; x </text:span><text:span text:style-name="T8">2 </text:span><text:span text:style-name="T3">[</text:span><text:span text:style-name="T9">a; b</text:span><text:span text:style-name="T3">]</text:span><text:span text:style-name="T9">; </text:span><text:span text:style-name="T3">(62)</text:span></text:p>
      <text:p text:style-name="P1"><text:span text:style-name="T3">where </text:span><text:span text:style-name="T9">a; b </text:span><text:span text:style-name="T3">are the maximum and minimum value, respectively. The Legendre polynomials </text:span><text:span text:style-name="T9">P</text:span><text:span text:style-name="T11">n</text:span><text:span text:style-name="T3">(</text:span><text:span text:style-name="T9">x</text:span><text:span text:style-name="T3">)</text:span></text:p>
      <text:p text:style-name="P1"><text:span text:style-name="T3">are solutions to the PDF</text:span></text:p>
      <text:p text:style-name="P1"><text:span text:style-name="T9">d</text:span></text:p>
      <text:p text:style-name="P1"><text:span text:style-name="T9">dx</text:span></text:p>
      <text:p text:style-name="P1"><text:span text:style-name="T13"/></text:p>
      <text:p text:style-name="P1"><text:span text:style-name="T3">(1 </text:span><text:span text:style-name="T8">􀀀 </text:span><text:span text:style-name="T9">x</text:span><text:span text:style-name="T10">2</text:span><text:span text:style-name="T3">)</text:span></text:p>
      <text:p text:style-name="P1"><text:soft-page-break/><text:span text:style-name="T9">d</text:span></text:p>
      <text:p text:style-name="P1"><text:span text:style-name="T9">dx</text:span></text:p>
      <text:p text:style-name="P1"><text:span text:style-name="T9">P</text:span><text:span text:style-name="T11">n</text:span><text:span text:style-name="T3">(</text:span><text:span text:style-name="T9">x</text:span><text:span text:style-name="T3">)</text:span></text:p>
      <text:p text:style-name="P1"><text:span text:style-name="T13"/></text:p>
      <text:p text:style-name="P1"><text:span text:style-name="T3">+ </text:span><text:span text:style-name="T9">n</text:span><text:span text:style-name="T3">(</text:span><text:span text:style-name="T9">n </text:span><text:span text:style-name="T3">+ 1)</text:span><text:span text:style-name="T9">P</text:span><text:span text:style-name="T11">n</text:span><text:span text:style-name="T3">(</text:span><text:span text:style-name="T9">x</text:span><text:span text:style-name="T3">) = 0</text:span><text:span text:style-name="T9">; </text:span><text:span text:style-name="T3">(63)</text:span></text:p>
      <text:p text:style-name="P1"><text:span text:style-name="T3">and are given by</text:span></text:p>
      <text:p text:style-name="P1"><text:span text:style-name="T9">P</text:span><text:span text:style-name="T11">n</text:span><text:span text:style-name="T3">(</text:span><text:span text:style-name="T9">x</text:span><text:span text:style-name="T3">) =</text:span></text:p>
      <text:p text:style-name="P1"><text:span text:style-name="T3">1</text:span></text:p>
      <text:p text:style-name="P1"><text:span text:style-name="T3">2</text:span><text:span text:style-name="T11">n</text:span><text:span text:style-name="T9">n</text:span><text:span text:style-name="T3">!</text:span></text:p>
      <text:p text:style-name="P1"><text:span text:style-name="T9">d</text:span><text:span text:style-name="T11">n</text:span></text:p>
      <text:p text:style-name="P1"><text:span text:style-name="T9">dx</text:span><text:span text:style-name="T11">n</text:span></text:p>
      <text:p text:style-name="P1"><text:span text:style-name="T13"/></text:p>
      <text:p text:style-name="P1"><text:span text:style-name="T3">(</text:span><text:span text:style-name="T9">x</text:span><text:span text:style-name="T10">2 </text:span><text:span text:style-name="T8">􀀀 </text:span><text:span text:style-name="T3">1)</text:span><text:span text:style-name="T10">2</text:span><text:span text:style-name="T13"/></text:p>
      <text:p text:style-name="P1"><text:span text:style-name="T9">; </text:span><text:span text:style-name="T3">(64)</text:span></text:p>
      <text:p text:style-name="P1"><text:span text:style-name="T13">Z </text:span><text:span text:style-name="T10">1</text:span></text:p>
      <text:p text:style-name="P1"><text:span text:style-name="T12">􀀀</text:span><text:span text:style-name="T10">1</text:span></text:p>
      <text:p text:style-name="P1"><text:span text:style-name="T9">P</text:span><text:span text:style-name="T11">m</text:span><text:span text:style-name="T3">(</text:span><text:span text:style-name="T9">x</text:span><text:span text:style-name="T3">)</text:span><text:span text:style-name="T9">P</text:span><text:span text:style-name="T11">n</text:span><text:span text:style-name="T3">(</text:span><text:span text:style-name="T9">x</text:span><text:span text:style-name="T3">)</text:span><text:span text:style-name="T9">dx </text:span><text:span text:style-name="T3">=</text:span></text:p>
      <text:p text:style-name="P1"><text:span text:style-name="T3">2</text:span></text:p>
      <text:p text:style-name="P1"><text:span text:style-name="T3">2</text:span><text:span text:style-name="T9">n </text:span><text:span text:style-name="T3">+ 1</text:span></text:p>
      <text:p text:style-name="P1"><text:span text:style-name="T9"/><text:span text:style-name="T11">mn</text:span><text:span text:style-name="T9">: </text:span><text:span text:style-name="T3">(65)</text:span></text:p>
      <text:p text:style-name="P1"><text:span text:style-name="T3">It should be noted that shifting </text:span><text:span text:style-name="T9">P</text:span><text:span text:style-name="T11">n</text:span><text:span text:style-name="T3">(</text:span><text:span text:style-name="T9">x</text:span><text:span text:style-name="T3">)</text:span><text:span text:style-name="T9">; x </text:span><text:span text:style-name="T8">2 </text:span><text:span text:style-name="T3">[</text:span><text:span text:style-name="T8">􀀀</text:span><text:span text:style-name="T3">1</text:span><text:span text:style-name="T9">; </text:span><text:span text:style-name="T3">1] to </text:span><text:span text:style-name="T9">P</text:span><text:span text:style-name="T11">n</text:span><text:span text:style-name="T3">(</text:span><text:span text:style-name="T9">z</text:span><text:span text:style-name="T3">)</text:span><text:span text:style-name="T9">; z </text:span><text:span text:style-name="T8">2 </text:span><text:span text:style-name="T3">[</text:span><text:span text:style-name="T9">a; b</text:span><text:span text:style-name="T3">] is performed by the transformation</text:span></text:p>
      <text:p text:style-name="P1"><text:span text:style-name="T9">P</text:span><text:span text:style-name="T11">n</text:span><text:span text:style-name="T3">(</text:span><text:span text:style-name="T9">z</text:span><text:span text:style-name="T3">) =</text:span></text:p>
      <text:p text:style-name="P1"><text:span text:style-name="T9">b </text:span><text:span text:style-name="T8">􀀀 </text:span><text:span text:style-name="T9">a</text:span></text:p>
      <text:p text:style-name="P1"><text:span text:style-name="T3">2</text:span></text:p>
      <text:p text:style-name="P1"><text:span text:style-name="T9">P</text:span><text:span text:style-name="T11">n</text:span></text:p>
      <text:p text:style-name="P1"><text:span text:style-name="T13"/></text:p>
      <text:p text:style-name="P1"><text:span text:style-name="T9">b </text:span><text:span text:style-name="T8">􀀀 </text:span><text:span text:style-name="T9">a</text:span></text:p>
      <text:p text:style-name="P1"><text:span text:style-name="T3">2</text:span></text:p>
      <text:p text:style-name="P1"><text:span text:style-name="T9">x </text:span><text:span text:style-name="T3">+</text:span></text:p>
      <text:p text:style-name="P1"><text:span text:style-name="T9">a </text:span><text:span text:style-name="T3">+ </text:span><text:span text:style-name="T9">b</text:span></text:p>
      <text:p text:style-name="P1"><text:span text:style-name="T3">2</text:span></text:p>
      <text:p text:style-name="P1"><text:span text:style-name="T13"/></text:p>
      <text:p text:style-name="P1"><text:span text:style-name="T9">; x </text:span><text:span text:style-name="T8">2 </text:span><text:span text:style-name="T3">[</text:span><text:span text:style-name="T8">􀀀</text:span><text:span text:style-name="T3">1</text:span><text:span text:style-name="T9">; </text:span><text:span text:style-name="T3">1]</text:span><text:span text:style-name="T9">; z </text:span><text:span text:style-name="T8">2 </text:span><text:span text:style-name="T3">[</text:span><text:span text:style-name="T9">a; b</text:span><text:span text:style-name="T3">]</text:span><text:span text:style-name="T9">: </text:span><text:span text:style-name="T3">(66)</text:span></text:p>
      <text:p text:style-name="P1"><text:span text:style-name="T3">Legendre quadrature exactly integrates functions of the kind</text:span></text:p>
      <text:p text:style-name="P1"><text:span text:style-name="T13">Z </text:span><text:span text:style-name="T10">1</text:span></text:p>
      <text:p text:style-name="P1"><text:span text:style-name="T12">􀀀</text:span><text:span text:style-name="T10">1</text:span></text:p>
      <text:p text:style-name="P1"><text:span text:style-name="T9">f</text:span><text:span text:style-name="T3">(</text:span><text:span text:style-name="T9">x</text:span><text:span text:style-name="T3">)</text:span><text:span text:style-name="T9">dx </text:span><text:span text:style-name="T3">=</text:span></text:p>
      <text:p text:style-name="P1"><text:span text:style-name="T13">X</text:span><text:span text:style-name="T11">L</text:span></text:p>
      <text:p text:style-name="P1"><text:span text:style-name="T11">`</text:span><text:span text:style-name="T10">=0</text:span></text:p>
      <text:p text:style-name="P1"><text:span text:style-name="T9">w</text:span><text:span text:style-name="T11">`</text:span><text:span text:style-name="T9">f</text:span><text:span text:style-name="T3">(</text:span><text:span text:style-name="T9">x</text:span><text:span text:style-name="T11">`</text:span><text:span text:style-name="T3">)</text:span><text:span text:style-name="T9">: </text:span><text:span text:style-name="T3">(67)</text:span></text:p>
      <text:p text:style-name="P1"><text:span text:style-name="T3">The abscissas of the quadrature are the roots of the polynomial </text:span><text:span text:style-name="T9">P</text:span><text:span text:style-name="T11">n</text:span><text:span text:style-name="T3">, and the weights are given by</text:span></text:p>
      <text:p text:style-name="P1"><text:span text:style-name="T9">w</text:span><text:span text:style-name="T11">` </text:span><text:span text:style-name="T3">=</text:span></text:p>
      <text:p text:style-name="P1"><text:span text:style-name="T3">2</text:span></text:p>
      <text:p text:style-name="P1"><text:span text:style-name="T3">(1 </text:span><text:span text:style-name="T8">􀀀 </text:span><text:span text:style-name="T9">x</text:span><text:span text:style-name="T10">2</text:span><text:span text:style-name="T11">`</text:span><text:span text:style-name="T3">)</text:span></text:p>
      <text:p text:style-name="P1"><text:span text:style-name="T13"> </text:span><text:span text:style-name="T11">d</text:span></text:p>
      <text:p text:style-name="P1"><text:span text:style-name="T11">dx</text:span><text:span text:style-name="T9">P</text:span><text:span text:style-name="T11">n</text:span><text:span text:style-name="T3">(</text:span><text:span text:style-name="T9">x</text:span><text:span text:style-name="T11">`</text:span><text:span text:style-name="T3">)</text:span></text:p>
      <text:p text:style-name="P1"><text:span text:style-name="T13"/><text:span text:style-name="T10">2 </text:span><text:span text:style-name="T9">: </text:span><text:span text:style-name="T3">(68)</text:span></text:p>
      <text:p text:style-name="P1"><text:span text:style-name="T3">A uniform distribution with minimum -1 and double-range 2 is shown in Fig. 1.</text:span></text:p>
      <text:p text:style-name="P1"><text:span text:style-name="T3">12</text:span></text:p>
      <text:p text:style-name="P1"><text:span text:style-name="T16">A.1.4 Beta and Jacobi </text:span><text:span text:style-name="T9">P</text:span><text:span text:style-name="T10">(</text:span><text:span text:style-name="T11">;</text:span><text:span text:style-name="T10">)</text:span></text:p>
      <text:p text:style-name="P1"><text:span text:style-name="T11">n</text:span></text:p>
      <text:p text:style-name="P1"><text:span text:style-name="T3">The Beta distribution has the same support as the uniform distribution, </text:span><text:span text:style-name="T9">a </text:span><text:span text:style-name="T3">to </text:span><text:span text:style-name="T9">b</text:span><text:span text:style-name="T3">, but is often de</text:span><text:span text:style-name="T4">fi</text:span><text:span text:style-name="T3">ned</text:span></text:p>
      <text:p text:style-name="P1"><text:span text:style-name="T3">over the domain [0,1], and is characterized by Jacobi polynomials with associated Jacobi quadrature.</text:span></text:p>
      <text:p text:style-name="P1"><text:span text:style-name="T3">The Legendre polynomials are a particular type of the Jacobi polynomials with </text:span><text:span text:style-name="T9"> </text:span><text:span text:style-name="T3">= </text:span><text:span text:style-name="T9"> </text:span><text:span text:style-name="T3">= 0. The</text:span></text:p>
      <text:p text:style-name="P1"><text:soft-page-break/><text:span text:style-name="T3">pdf of the beta distribution is given by</text:span></text:p>
      <text:p text:style-name="P1"><text:span text:style-name="T9"/><text:span text:style-name="T3">(</text:span><text:span text:style-name="T9">x</text:span><text:span text:style-name="T3">; </text:span><text:span text:style-name="T9">; </text:span><text:span text:style-name="T3">) =</text:span></text:p>
      <text:p text:style-name="P1"><text:span text:style-name="T9">x</text:span><text:span text:style-name="T11"/><text:span text:style-name="T12">􀀀</text:span><text:span text:style-name="T10">1</text:span><text:span text:style-name="T3">(1 </text:span><text:span text:style-name="T8">􀀀 </text:span><text:span text:style-name="T9">x</text:span><text:span text:style-name="T3">)</text:span><text:span text:style-name="T11"/><text:span text:style-name="T12">􀀀</text:span><text:span text:style-name="T10">1</text:span></text:p>
      <text:p text:style-name="P1"><text:span text:style-name="T9">B</text:span><text:span text:style-name="T3">(</text:span><text:span text:style-name="T9">; </text:span><text:span text:style-name="T3">)</text:span></text:p>
      <text:p text:style-name="P1"><text:span text:style-name="T9">; x </text:span><text:span text:style-name="T8">2 </text:span><text:span text:style-name="T3">[0</text:span><text:span text:style-name="T9">; </text:span><text:span text:style-name="T3">1]</text:span><text:span text:style-name="T9">; </text:span><text:span text:style-name="T3">(69)</text:span></text:p>
      <text:p text:style-name="P1"><text:span text:style-name="T9">B</text:span><text:span text:style-name="T3">(</text:span><text:span text:style-name="T9">; </text:span><text:span text:style-name="T3">) =</text:span></text:p>
      <text:p text:style-name="P1"><text:span text:style-name="T13">Z </text:span><text:span text:style-name="T10">1</text:span></text:p>
      <text:p text:style-name="P1"><text:span text:style-name="T10">0</text:span></text:p>
      <text:p text:style-name="P1"><text:span text:style-name="T9">t</text:span><text:span text:style-name="T11"/><text:span text:style-name="T12">􀀀</text:span><text:span text:style-name="T10">1</text:span><text:span text:style-name="T3">(1 </text:span><text:span text:style-name="T8">􀀀 </text:span><text:span text:style-name="T9">t</text:span><text:span text:style-name="T3">)</text:span><text:span text:style-name="T11"/><text:span text:style-name="T12">􀀀</text:span><text:span text:style-name="T10">1</text:span><text:span text:style-name="T9">dt; </text:span><text:span text:style-name="T3">(70)</text:span></text:p>
      <text:p text:style-name="P1"><text:span text:style-name="T3">where </text:span><text:span text:style-name="T9">;  </text:span><text:span text:style-name="T3">are shape parameters. The Jacobi polynomials are given by</text:span></text:p>
      <text:p text:style-name="P1"><text:span text:style-name="T9">P</text:span><text:span text:style-name="T10">(</text:span><text:span text:style-name="T11">;</text:span><text:span text:style-name="T10">)</text:span></text:p>
      <text:p text:style-name="P1"><text:span text:style-name="T11">n </text:span><text:span text:style-name="T3">(</text:span><text:span text:style-name="T9">x</text:span><text:span text:style-name="T3">) =</text:span></text:p>
      <text:p text:style-name="P1"><text:span text:style-name="T3">(</text:span><text:span text:style-name="T8">􀀀</text:span><text:span text:style-name="T3">1)</text:span><text:span text:style-name="T11">n</text:span></text:p>
      <text:p text:style-name="P1"><text:span text:style-name="T3">2</text:span><text:span text:style-name="T11">n</text:span><text:span text:style-name="T9">n</text:span><text:span text:style-name="T3">!</text:span></text:p>
      <text:p text:style-name="P1"><text:span text:style-name="T3">(1 </text:span><text:span text:style-name="T8">􀀀 </text:span><text:span text:style-name="T9">x</text:span><text:span text:style-name="T3">)</text:span><text:span text:style-name="T12">􀀀</text:span><text:span text:style-name="T11"/><text:span text:style-name="T3">(1 + </text:span><text:span text:style-name="T9">x</text:span><text:span text:style-name="T3">)</text:span><text:span text:style-name="T12">􀀀</text:span><text:span text:style-name="T11"> </text:span><text:span text:style-name="T9">d</text:span><text:span text:style-name="T11">n</text:span></text:p>
      <text:p text:style-name="P1"><text:span text:style-name="T9">dx</text:span><text:span text:style-name="T11">n</text:span></text:p>
      <text:p text:style-name="P1"><text:span text:style-name="T13">h</text:span></text:p>
      <text:p text:style-name="P1"><text:span text:style-name="T3">(1 </text:span><text:span text:style-name="T8">􀀀 </text:span><text:span text:style-name="T9">x</text:span><text:span text:style-name="T3">)</text:span><text:span text:style-name="T12">􀀀</text:span><text:span text:style-name="T9"/><text:span text:style-name="T3">(1 + </text:span><text:span text:style-name="T9">x</text:span><text:span text:style-name="T3">)</text:span><text:span text:style-name="T11"/><text:span text:style-name="T3">(1 </text:span><text:span text:style-name="T8">􀀀 </text:span><text:span text:style-name="T9">x</text:span><text:span text:style-name="T10">2</text:span><text:span text:style-name="T3">)</text:span><text:span text:style-name="T11">n</text:span></text:p>
      <text:p text:style-name="P1"><text:span text:style-name="T13">i</text:span></text:p>
      <text:p text:style-name="P1"><text:span text:style-name="T9">; </text:span><text:span text:style-name="T3">(71)</text:span></text:p>
      <text:p text:style-name="P1"><text:span text:style-name="T3">=</text:span></text:p>
      <text:p text:style-name="P1"><text:span text:style-name="T3">(</text:span><text:span text:style-name="T9"> </text:span><text:span text:style-name="T3">+ 1)</text:span><text:span text:style-name="T11">n</text:span></text:p>
      <text:p text:style-name="P1"><text:span text:style-name="T9">n</text:span><text:span text:style-name="T3">! </text:span><text:span text:style-name="T10">2</text:span><text:span text:style-name="T9">F</text:span><text:span text:style-name="T10">1</text:span></text:p>
      <text:p text:style-name="P1"><text:span text:style-name="T13"/></text:p>
      <text:p text:style-name="P1"><text:span text:style-name="T8">􀀀</text:span><text:span text:style-name="T9">n; </text:span><text:span text:style-name="T3">1 + </text:span><text:span text:style-name="T9"> </text:span><text:span text:style-name="T3">+ </text:span><text:span text:style-name="T9"> </text:span><text:span text:style-name="T3">+ </text:span><text:span text:style-name="T9">n</text:span><text:span text:style-name="T3">; </text:span><text:span text:style-name="T9"> </text:span><text:span text:style-name="T3">+ 1;</text:span></text:p>
      <text:p text:style-name="P1"><text:span text:style-name="T3">1 </text:span><text:span text:style-name="T8">􀀀 </text:span><text:span text:style-name="T9">x</text:span></text:p>
      <text:p text:style-name="P1"><text:span text:style-name="T3">2</text:span></text:p>
      <text:p text:style-name="P1"><text:span text:style-name="T13"/></text:p>
      <text:p text:style-name="P1"><text:span text:style-name="T9">; </text:span><text:span text:style-name="T3">(72)</text:span></text:p>
      <text:p text:style-name="P1"><text:span text:style-name="T13">Z </text:span><text:span text:style-name="T10">1</text:span></text:p>
      <text:p text:style-name="P1"><text:span text:style-name="T12">􀀀</text:span><text:span text:style-name="T10">1</text:span></text:p>
      <text:p text:style-name="P1"><text:span text:style-name="T3">(1 </text:span><text:span text:style-name="T8">􀀀 </text:span><text:span text:style-name="T9">x</text:span><text:span text:style-name="T3">)</text:span><text:span text:style-name="T11"/><text:span text:style-name="T3">(1 + </text:span><text:span text:style-name="T9">x</text:span><text:span text:style-name="T3">)</text:span><text:span text:style-name="T11"/><text:span text:style-name="T9">P</text:span><text:span text:style-name="T10">(</text:span><text:span text:style-name="T11">;</text:span><text:span text:style-name="T10">)</text:span></text:p>
      <text:p text:style-name="P1"><text:span text:style-name="T11">m </text:span><text:span text:style-name="T3">(</text:span><text:span text:style-name="T9">x</text:span><text:span text:style-name="T3">)</text:span><text:span text:style-name="T9">P</text:span><text:span text:style-name="T10">(</text:span><text:span text:style-name="T11">;</text:span><text:span text:style-name="T10">)</text:span></text:p>
      <text:p text:style-name="P1"><text:span text:style-name="T11">n </text:span><text:span text:style-name="T3">(</text:span><text:span text:style-name="T9">x</text:span><text:span text:style-name="T3">)</text:span><text:span text:style-name="T9">dx </text:span><text:span text:style-name="T3">=</text:span></text:p>
      <text:p text:style-name="P1"><text:span text:style-name="T3">2</text:span><text:span text:style-name="T11"/><text:span text:style-name="T10">+</text:span><text:span text:style-name="T11"/><text:span text:style-name="T10">+1</text:span></text:p>
      <text:p text:style-name="P1"><text:span text:style-name="T3">2</text:span><text:span text:style-name="T9">n </text:span><text:span text:style-name="T3">+ </text:span><text:span text:style-name="T9"> </text:span><text:span text:style-name="T3">+ </text:span><text:span text:style-name="T9"> </text:span><text:span text:style-name="T3">+ 1</text:span></text:p>
      <text:p text:style-name="P1"><text:span text:style-name="T3">􀀀(</text:span><text:span text:style-name="T9">n </text:span><text:span text:style-name="T3">+ </text:span><text:span text:style-name="T9"> </text:span><text:span text:style-name="T3">+ 1)􀀀(</text:span><text:span text:style-name="T9">n </text:span><text:span text:style-name="T3">+ </text:span><text:span text:style-name="T9"> </text:span><text:span text:style-name="T3">+ 1)</text:span></text:p>
      <text:p text:style-name="P1"><text:span text:style-name="T3">􀀀(</text:span><text:span text:style-name="T9">n </text:span><text:span text:style-name="T3">+ </text:span><text:span text:style-name="T9"> </text:span><text:span text:style-name="T3">+ </text:span><text:span text:style-name="T9"> </text:span><text:span text:style-name="T3">+ 1)</text:span><text:span text:style-name="T9">n</text:span><text:span text:style-name="T3">!</text:span></text:p>
      <text:p text:style-name="P1"><text:span text:style-name="T9"/><text:span text:style-name="T11">mn</text:span><text:span text:style-name="T9">: </text:span><text:span text:style-name="T3">(73)</text:span></text:p>
      <text:p text:style-name="P1"><text:span text:style-name="T3">Jacobi quadrature exactly integrates functions of the kind</text:span></text:p>
      <text:p text:style-name="P1"><text:span text:style-name="T13">Z </text:span><text:span text:style-name="T10">1</text:span></text:p>
      <text:p text:style-name="P1"><text:span text:style-name="T12">􀀀</text:span><text:span text:style-name="T10">1</text:span></text:p>
      <text:p text:style-name="P1"><text:span text:style-name="T9">f</text:span><text:span text:style-name="T3">(</text:span><text:span text:style-name="T9">x</text:span><text:span text:style-name="T3">)(1 </text:span><text:span text:style-name="T8">􀀀 </text:span><text:span text:style-name="T9">x</text:span><text:span text:style-name="T3">)</text:span><text:span text:style-name="T11"/><text:span text:style-name="T3">(1 + </text:span><text:span text:style-name="T9">x</text:span><text:span text:style-name="T3">)</text:span><text:span text:style-name="T11"/><text:span text:style-name="T9">dx </text:span><text:span text:style-name="T3">=</text:span></text:p>
      <text:p text:style-name="P1"><text:span text:style-name="T13">X</text:span><text:span text:style-name="T11">L</text:span></text:p>
      <text:p text:style-name="P1"><text:span text:style-name="T11">`</text:span><text:span text:style-name="T10">=0</text:span></text:p>
      <text:p text:style-name="P1"><text:span text:style-name="T9">w</text:span><text:span text:style-name="T11">`</text:span><text:span text:style-name="T9">f</text:span><text:span text:style-name="T3">(</text:span><text:span text:style-name="T9">x</text:span><text:span text:style-name="T11">`</text:span><text:span text:style-name="T3">)</text:span><text:span text:style-name="T9">: </text:span><text:span text:style-name="T3">(74)</text:span></text:p>
      <text:p text:style-name="P1"><text:span text:style-name="T3">The abscissas of the quadrature are the roots of the polynomial </text:span><text:span text:style-name="T9">P</text:span><text:span text:style-name="T10">(</text:span><text:span text:style-name="T11">;</text:span><text:span text:style-name="T10">)</text:span></text:p>
      <text:p text:style-name="P1"><text:span text:style-name="T11">n </text:span><text:span text:style-name="T3">, and the weights are given</text:span></text:p>
      <text:p text:style-name="P1"><text:span text:style-name="T3">by</text:span></text:p>
      <text:p text:style-name="P1"><text:span text:style-name="T9">w</text:span><text:span text:style-name="T11">` </text:span><text:span text:style-name="T3">= </text:span><text:span text:style-name="T8">􀀀</text:span></text:p>
      <text:p text:style-name="P1"><text:span text:style-name="T3">(2</text:span><text:span text:style-name="T9">n </text:span><text:span text:style-name="T3">+ </text:span><text:span text:style-name="T9"> </text:span><text:span text:style-name="T3">+ </text:span><text:span text:style-name="T9"> </text:span><text:span text:style-name="T3">+ 2)</text:span></text:p>
      <text:p text:style-name="P1"><text:span text:style-name="T3">(</text:span><text:span text:style-name="T9">n </text:span><text:span text:style-name="T3">+ </text:span><text:span text:style-name="T9"> </text:span><text:span text:style-name="T3">+ </text:span><text:span text:style-name="T9"> </text:span><text:span text:style-name="T3">+ 1)</text:span></text:p>
      <text:p text:style-name="P1"><text:span text:style-name="T3">􀀀(</text:span><text:span text:style-name="T9">n </text:span><text:span text:style-name="T3">+ </text:span><text:span text:style-name="T9"> </text:span><text:span text:style-name="T3">+ 1)􀀀(</text:span><text:span text:style-name="T9">n </text:span><text:span text:style-name="T3">+ </text:span><text:span text:style-name="T9"> </text:span><text:span text:style-name="T3">+ 1)</text:span></text:p>
      <text:p text:style-name="P1"><text:span text:style-name="T3">􀀀(</text:span><text:span text:style-name="T9">n </text:span><text:span text:style-name="T3">+ </text:span><text:span text:style-name="T9"> </text:span><text:span text:style-name="T3">+ </text:span><text:span text:style-name="T9"> </text:span><text:span text:style-name="T3">+ 1)(</text:span><text:span text:style-name="T9">n </text:span><text:span text:style-name="T3">+ 1)!</text:span></text:p>
      <text:p text:style-name="P1"><text:soft-page-break/><text:span text:style-name="T3">2</text:span><text:span text:style-name="T11"/><text:span text:style-name="T10">+</text:span><text:span text:style-name="T11"/></text:p>
      <text:p text:style-name="P1"><text:span text:style-name="T9">P</text:span><text:span text:style-name="T11">n</text:span><text:span text:style-name="T10">+1</text:span><text:span text:style-name="T3">(</text:span><text:span text:style-name="T9">x</text:span><text:span text:style-name="T11">`</text:span><text:span text:style-name="T3">) </text:span><text:span text:style-name="T11">d</text:span></text:p>
      <text:p text:style-name="P1"><text:span text:style-name="T11">dx</text:span><text:span text:style-name="T9">P</text:span><text:span text:style-name="T11">n</text:span><text:span text:style-name="T3">(</text:span><text:span text:style-name="T9">x</text:span><text:span text:style-name="T11">`</text:span><text:span text:style-name="T3">)</text:span></text:p>
      <text:p text:style-name="P1"><text:span text:style-name="T9">: </text:span><text:span text:style-name="T3">(75)</text:span></text:p>
      <text:p text:style-name="P1"><text:span text:style-name="T3">A beta distribution with </text:span><text:span text:style-name="T9"> </text:span><text:span text:style-name="T3">= 2</text:span><text:span text:style-name="T9">;  </text:span><text:span text:style-name="T3">= 2 is shown in Fig. 1.</text:span></text:p>
      <text:p text:style-name="P1"><text:span text:style-name="T3">13</text:span></text:p>
      <text:p text:style-name="P1"><text:span text:style-name="T7">A.2 Non-Standard Distributions</text:span></text:p>
      <text:p text:style-name="P1"><text:span text:style-name="T3">There are many other distributions commonly used in uncertainty, but without a convenient set of</text:span></text:p>
      <text:p text:style-name="P1"><text:span text:style-name="T3">polynomials and quadrature to t them. Because of the widespread use of these distributions, we</text:span></text:p>
      <text:p text:style-name="P1"><text:span text:style-name="T3">present some here with approaches to representation by quadrature and polynomials.</text:span></text:p>
      <text:p text:style-name="P1"><text:span text:style-name="T20">0.00 1 2 3 4 5 6</text:span></text:p>
      <text:p text:style-name="P1"><text:span text:style-name="T20">0.2</text:span></text:p>
      <text:p text:style-name="P1"><text:span text:style-name="T20">0.4</text:span></text:p>
      <text:p text:style-name="P1"><text:span text:style-name="T20">0.6</text:span></text:p>
      <text:p text:style-name="P1"><text:span text:style-name="T20">0.8</text:span></text:p>
      <text:p text:style-name="P1"><text:span text:style-name="T20">1.0</text:span></text:p>
      <text:p text:style-name="P1"><text:span text:style-name="T20">f(x)</text:span></text:p>
      <text:p text:style-name="P1"><text:span text:style-name="T21">Exponential</text:span></text:p>
      <text:p text:style-name="P1"><text:span text:style-name="T21">(1)</text:span></text:p>
      <text:p text:style-name="P1"><text:span text:style-name="T21">(2)</text:span></text:p>
      <text:p text:style-name="P1"><text:span text:style-name="T21">(3)</text:span></text:p>
      <text:p text:style-name="P1"><text:span text:style-name="T20">0.000 2 4 6 8 10</text:span></text:p>
      <text:p text:style-name="P1"><text:span text:style-name="T20">0.05</text:span></text:p>
      <text:p text:style-name="P1"><text:span text:style-name="T20">0.10</text:span></text:p>
      <text:p text:style-name="P1"><text:span text:style-name="T20">0.15</text:span></text:p>
      <text:p text:style-name="P1"><text:span text:style-name="T20">0.20</text:span></text:p>
      <text:p text:style-name="P1"><text:span text:style-name="T20">0.25</text:span></text:p>
      <text:p text:style-name="P1"><text:span text:style-name="T20">0.30</text:span></text:p>
      <text:p text:style-name="P1"><text:span text:style-name="T21">Log Normal</text:span></text:p>
      <text:p text:style-name="P1"><text:span text:style-name="T21">(1,2)</text:span></text:p>
      <text:p text:style-name="P1"><text:span text:style-name="T21">(2,2)</text:span></text:p>
      <text:p text:style-name="P1"><text:span text:style-name="T21">(1,5)</text:span></text:p>
      <text:p text:style-name="P1"><text:span text:style-name="T20">0 1 2 3 4 5</text:span></text:p>
      <text:p text:style-name="P1"><text:span text:style-name="T20">x</text:span></text:p>
      <text:p text:style-name="P1"><text:span text:style-name="T20">0.0</text:span></text:p>
      <text:p text:style-name="P1"><text:span text:style-name="T20">0.2</text:span></text:p>
      <text:p text:style-name="P1"><text:span text:style-name="T20">0.4</text:span></text:p>
      <text:p text:style-name="P1"><text:span text:style-name="T20">0.6</text:span></text:p>
      <text:p text:style-name="P1"><text:span text:style-name="T20">0.8</text:span></text:p>
      <text:p text:style-name="P1"><text:span text:style-name="T20">1.0 </text:span><text:span text:style-name="T21">Triangular</text:span></text:p>
      <text:p text:style-name="P1"><text:span text:style-name="T21">(1/2,1,4)</text:span></text:p>
      <text:p text:style-name="P1"><text:span text:style-name="T21">(2/3,0,4)</text:span></text:p>
      <text:p text:style-name="P1"><text:span text:style-name="T21">(1/3,0,3)</text:span></text:p>
      <text:p text:style-name="P1"><text:span text:style-name="T20">0.0 0.5 1.0 1.5 2.0 2.5 3.0 3.5 4.0</text:span></text:p>
      <text:p text:style-name="P1"><text:span text:style-name="T20">x</text:span></text:p>
      <text:p text:style-name="P1"><text:span text:style-name="T20">0.0</text:span></text:p>
      <text:p text:style-name="P1"><text:span text:style-name="T20">0.2</text:span></text:p>
      <text:p text:style-name="P1"><text:span text:style-name="T20">0.4</text:span></text:p>
      <text:p text:style-name="P1"><text:span text:style-name="T20">0.6</text:span></text:p>
      <text:p text:style-name="P1"><text:span text:style-name="T20">0.8</text:span></text:p>
      <text:p text:style-name="P1"><text:span text:style-name="T20">1.0</text:span></text:p>
      <text:p text:style-name="P1"><text:span text:style-name="T20">1.2</text:span></text:p>
      <text:p text:style-name="P1"><text:span text:style-name="T20">f(x)</text:span></text:p>
      <text:p text:style-name="P1"><text:span text:style-name="T21">Weibull</text:span></text:p>
      <text:p text:style-name="P1"><text:span text:style-name="T21">(1)</text:span></text:p>
      <text:p text:style-name="P1"><text:span text:style-name="T21">(3/2)</text:span></text:p>
      <text:p text:style-name="P1"><text:span text:style-name="T21">(3)</text:span></text:p>
      <text:p text:style-name="P1"><text:span text:style-name="T3">Figure 2: Alternate Distributions</text:span></text:p>
      <text:p text:style-name="P1"><text:span text:style-name="T7">A.3 Exponential</text:span></text:p>
      <text:p text:style-name="P1"><text:span text:style-name="T3">The exponential distribution ranges from 0 to </text:span><text:span text:style-name="T8">1 </text:span><text:span text:style-name="T3">and has the form</text:span></text:p>
      <text:p text:style-name="P1"><text:span text:style-name="T9"/><text:span text:style-name="T3">(</text:span><text:span text:style-name="T9">x</text:span><text:span text:style-name="T3">; </text:span><text:span text:style-name="T9"> </text:span><text:span text:style-name="T3">= </text:span><text:span text:style-name="T9">e</text:span><text:span text:style-name="T12">􀀀</text:span><text:span text:style-name="T11">x</text:span><text:span text:style-name="T9">; x </text:span><text:span text:style-name="T8">2 </text:span><text:span text:style-name="T3">[0</text:span><text:span text:style-name="T9">;</text:span><text:span text:style-name="T8">1</text:span><text:span text:style-name="T3">)</text:span><text:span text:style-name="T9">; </text:span><text:span text:style-name="T3">(76)</text:span></text:p>
      <text:p text:style-name="P1"><text:soft-page-break/><text:span text:style-name="T3">where </text:span><text:span text:style-name="T9"> </text:span><text:span text:style-name="T3">is a rate scaling factor. TODO </text:span><text:span text:style-name="T4">fi</text:span><text:span text:style-name="T3">nish.</text:span></text:p>
      <text:p text:style-name="P1"><text:span text:style-name="T16">A.3.1 Lognormal</text:span></text:p>
      <text:p text:style-name="P1"><text:span text:style-name="T3">The log normal is descriptively the log of the normal distribution. It ranges from 0 to </text:span><text:span text:style-name="T8">1 </text:span><text:span text:style-name="T3">and has</text:span></text:p>
      <text:p text:style-name="P1"><text:span text:style-name="T3">the form</text:span></text:p>
      <text:p text:style-name="P1"><text:span text:style-name="T9"/><text:span text:style-name="T3">(</text:span><text:span text:style-name="T9">x</text:span><text:span text:style-name="T3">; </text:span><text:span text:style-name="T9">; </text:span><text:span text:style-name="T10">2</text:span><text:span text:style-name="T3">) =</text:span></text:p>
      <text:p text:style-name="P1"><text:span text:style-name="T3">1</text:span></text:p>
      <text:p text:style-name="P1"><text:span text:style-name="T9">x</text:span></text:p>
      <text:p text:style-name="P1"><text:span text:style-name="T8">p</text:span></text:p>
      <text:p text:style-name="P1"><text:span text:style-name="T3">2</text:span><text:span text:style-name="T9"/><text:span text:style-name="T10">2</text:span></text:p>
      <text:p text:style-name="P1"><text:span text:style-name="T3">exp</text:span></text:p>
      <text:p text:style-name="P1"><text:span text:style-name="T13"/></text:p>
      <text:p text:style-name="P1"><text:span text:style-name="T8">􀀀</text:span></text:p>
      <text:p text:style-name="P1"><text:span text:style-name="T3">(ln </text:span><text:span text:style-name="T9">x </text:span><text:span text:style-name="T8">􀀀 </text:span><text:span text:style-name="T9"/><text:span text:style-name="T3">)</text:span><text:span text:style-name="T10">2</text:span></text:p>
      <text:p text:style-name="P1"><text:span text:style-name="T3">2</text:span><text:span text:style-name="T9"/><text:span text:style-name="T10">2</text:span></text:p>
      <text:p text:style-name="P1"><text:span text:style-name="T13"/></text:p>
      <text:p text:style-name="P1"><text:span text:style-name="T9">; x </text:span><text:span text:style-name="T8">2 </text:span><text:span text:style-name="T3">(0</text:span><text:span text:style-name="T9">;</text:span><text:span text:style-name="T8">1</text:span><text:span text:style-name="T3">)</text:span><text:span text:style-name="T9">: </text:span><text:span text:style-name="T3">(77)</text:span></text:p>
      <text:p text:style-name="P1"><text:span text:style-name="T3">14</text:span></text:p>
      <text:p text:style-name="P1"><text:span text:style-name="T3">where </text:span><text:span text:style-name="T9">; </text:span><text:span text:style-name="T10">2 </text:span><text:span text:style-name="T3">are the mean and variance, respectively. TODO </text:span><text:span text:style-name="T4">fi</text:span><text:span text:style-name="T3">nish.</text:span></text:p>
      <text:p text:style-name="P1"><text:span text:style-name="T16">A.3.2 Triangular</text:span></text:p>
      <text:p text:style-name="P1"><text:span text:style-name="T3">The triangular distribution ranges from </text:span><text:span text:style-name="T9">a </text:span><text:span text:style-name="T3">to </text:span><text:span text:style-name="T9">b </text:span><text:span text:style-name="T3">and rises linearly from </text:span><text:span text:style-name="T9">a </text:span><text:span text:style-name="T3">to a point, after which it</text:span></text:p>
      <text:p text:style-name="P1"><text:span text:style-name="T3">falls linearly to </text:span><text:span text:style-name="T9">b</text:span><text:span text:style-name="T3">. The pdf is given by</text:span></text:p>
      <text:p text:style-name="P1"><text:span text:style-name="T9"/><text:span text:style-name="T3">(</text:span><text:span text:style-name="T9">x</text:span><text:span text:style-name="T3">; </text:span><text:span text:style-name="T9">a; b; c</text:span><text:span text:style-name="T3">) =</text:span></text:p>
      <text:p text:style-name="P1"><text:span text:style-name="T13">8&gt;&gt;&gt;&gt;&lt;</text:span></text:p>
      <text:p text:style-name="P1"><text:span text:style-name="T13">&gt;&gt;&gt;&gt;:</text:span></text:p>
      <text:p text:style-name="P1"><text:span text:style-name="T3">0</text:span><text:span text:style-name="T9">; x &lt; a;</text:span></text:p>
      <text:p text:style-name="P1"><text:span text:style-name="T10">2(</text:span><text:span text:style-name="T11">x</text:span><text:span text:style-name="T12">􀀀</text:span><text:span text:style-name="T11">a</text:span><text:span text:style-name="T10">)</text:span></text:p>
      <text:p text:style-name="P1"><text:span text:style-name="T10">(</text:span><text:span text:style-name="T11">b</text:span><text:span text:style-name="T12">􀀀</text:span><text:span text:style-name="T11">a</text:span><text:span text:style-name="T10">)(</text:span><text:span text:style-name="T11">c</text:span><text:span text:style-name="T12">􀀀</text:span><text:span text:style-name="T11">a</text:span><text:span text:style-name="T10">) </text:span><text:span text:style-name="T9">; a </text:span><text:span text:style-name="T8"> </text:span><text:span text:style-name="T9">x </text:span><text:span text:style-name="T8"> </text:span><text:span text:style-name="T9">c;</text:span></text:p>
      <text:p text:style-name="P1"><text:span text:style-name="T10">2(</text:span><text:span text:style-name="T11">b</text:span><text:span text:style-name="T12">􀀀</text:span><text:span text:style-name="T11">x</text:span><text:span text:style-name="T10">)</text:span></text:p>
      <text:p text:style-name="P1"><text:span text:style-name="T10">(</text:span><text:span text:style-name="T11">b</text:span><text:span text:style-name="T12">􀀀</text:span><text:span text:style-name="T11">a</text:span><text:span text:style-name="T10">)(</text:span><text:span text:style-name="T11">b</text:span><text:span text:style-name="T12">􀀀</text:span><text:span text:style-name="T11">c</text:span><text:span text:style-name="T10">) </text:span><text:span text:style-name="T9">; c &lt; x </text:span><text:span text:style-name="T8"> </text:span><text:span text:style-name="T9">b;</text:span></text:p>
      <text:p text:style-name="P1"><text:span text:style-name="T3">0</text:span><text:span text:style-name="T9">; b &lt; x;</text:span></text:p>
      <text:p text:style-name="P1"><text:span text:style-name="T3">(78)</text:span></text:p>
      <text:p text:style-name="P1"><text:span text:style-name="T3">where </text:span><text:span text:style-name="T9">a; b; c </text:span><text:span text:style-name="T3">are the minimum, maximum, and location of the highest point, respectively. TODO</text:span></text:p>
      <text:p text:style-name="P1"><text:span text:style-name="T3"/><text:span text:style-name="T4">fi</text:span><text:span text:style-name="T3">nish.</text:span></text:p>
      <text:p text:style-name="P1"><text:span text:style-name="T16">A.3.3 Weibull</text:span></text:p>
      <text:p text:style-name="P1"><text:span text:style-name="T3">The Weibull distribution ranges from 0 to </text:span><text:span text:style-name="T8">1 </text:span><text:span text:style-name="T3">and has the form</text:span></text:p>
      <text:p text:style-name="P1"><text:span text:style-name="T9"/><text:span text:style-name="T3">(</text:span><text:span text:style-name="T9">x</text:span><text:span text:style-name="T3">; </text:span><text:span text:style-name="T9">; k</text:span><text:span text:style-name="T3">) =</text:span></text:p>
      <text:p text:style-name="P1"><text:span text:style-name="T9">k</text:span></text:p>
      <text:p text:style-name="P1"><text:span text:style-name="T9"/></text:p>
      <text:p text:style-name="P1"><text:span text:style-name="T13"/><text:span text:style-name="T9">x</text:span></text:p>
      <text:p text:style-name="P1"><text:span text:style-name="T9"/></text:p>
      <text:p text:style-name="P1"><text:span text:style-name="T13"/><text:span text:style-name="T11">k</text:span><text:span text:style-name="T12">􀀀</text:span><text:span text:style-name="T10">1</text:span></text:p>
      <text:p text:style-name="P1"><text:span text:style-name="T9">e</text:span><text:span text:style-name="T12">􀀀</text:span><text:span text:style-name="T10">(</text:span><text:span text:style-name="T11">x=</text:span><text:span text:style-name="T10">)</text:span><text:span text:style-name="T15">k</text:span></text:p>
      <text:p text:style-name="P1"><text:span text:style-name="T9">; </text:span><text:span text:style-name="T3">(79)</text:span></text:p>
      <text:p text:style-name="P1"><text:span text:style-name="T3">where </text:span><text:span text:style-name="T9">; k </text:span><text:span text:style-name="T3">are the scale and shape parameters, respectively. Often, </text:span><text:span text:style-name="T9"> </text:span><text:span text:style-name="T3">= 1 and </text:span><text:span text:style-name="T9">k </text:span><text:span text:style-name="T3">is the only shaping</text:span></text:p>
      <text:p text:style-name="P1"><text:span text:style-name="T3">parameter. TODO </text:span><text:span text:style-name="T4">fi</text:span><text:span text:style-name="T3">nish.</text:span></text:p>
      <text:p text:style-name="P1"><text:span text:style-name="T16">A.3.4 Arbitrary</text:span></text:p>
      <text:p text:style-name="P1"><text:span text:style-name="T3">Many other distributions may arise in characterizing the uncertainty of input parameters. In the</text:span></text:p>
      <text:p text:style-name="P1"><text:span text:style-name="T3">event none of the above distributions are close enough, using the distribution's ppf to represent it</text:span></text:p>
      <text:p text:style-name="P1"><text:span text:style-name="T3">using shifted Legendre polynomials is recommended, with care for the number of terms used.</text:span></text:p>
      <text:p text:style-name="P1"><text:span text:style-name="T3">15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CMBX101" svg:font-family="CMBX10" style:font-family-generic="roman"/>
    <style:font-face style:name="CMBX121" svg:font-family="CMBX12" style:font-family-generic="roman"/>
    <style:font-face style:name="CMEX101" svg:font-family="CMEX10" style:font-family-generic="roman"/>
    <style:font-face style:name="CMMI101" svg:font-family="CMMI10" style:font-family-generic="roman"/>
    <style:font-face style:name="CMMI61" svg:font-family="CMMI6" style:font-family-generic="roman"/>
    <style:font-face style:name="CMMI81" svg:font-family="CMMI8" style:font-family-generic="roman"/>
    <style:font-face style:name="CMR101" svg:font-family="CMR10" style:font-family-generic="roman"/>
    <style:font-face style:name="CMR121" svg:font-family="CMR12" style:font-family-generic="roman"/>
    <style:font-face style:name="CMR171" svg:font-family="CMR17" style:font-family-generic="roman"/>
    <style:font-face style:name="CMR61" svg:font-family="CMR6" style:font-family-generic="roman"/>
    <style:font-face style:name="CMR81" svg:font-family="CMR8" style:font-family-generic="roman"/>
    <style:font-face style:name="CMSY101" svg:font-family="CMSY10" style:font-family-generic="roman"/>
    <style:font-face style:name="CMSY81" svg:font-family="CMSY8" style:font-family-generic="roman"/>
    <style:font-face style:name="CMTT101" svg:font-family="CMTT10" style:font-family-generic="roman"/>
    <style:font-face style:name="DejaVuSans1" svg:font-family="DejaVuSans" style:font-family-generic="roman"/>
    <style:font-face style:name="CMBX10" svg:font-family="CMBX10" style:font-family-generic="roman" style:font-pitch="variable"/>
    <style:font-face style:name="CMBX12" svg:font-family="CMBX12" style:font-family-generic="roman" style:font-pitch="variable"/>
    <style:font-face style:name="CMEX10" svg:font-family="CMEX10" style:font-family-generic="roman" style:font-pitch="variable"/>
    <style:font-face style:name="CMMI10" svg:font-family="CMMI10" style:font-family-generic="roman" style:font-pitch="variable"/>
    <style:font-face style:name="CMMI6" svg:font-family="CMMI6" style:font-family-generic="roman" style:font-pitch="variable"/>
    <style:font-face style:name="CMMI8" svg:font-family="CMMI8" style:font-family-generic="roman" style:font-pitch="variable"/>
    <style:font-face style:name="CMR10" svg:font-family="CMR10" style:font-family-generic="roman" style:font-pitch="variable"/>
    <style:font-face style:name="CMR12" svg:font-family="CMR12" style:font-family-generic="roman" style:font-pitch="variable"/>
    <style:font-face style:name="CMR17" svg:font-family="CMR17" style:font-family-generic="roman" style:font-pitch="variable"/>
    <style:font-face style:name="CMR6" svg:font-family="CMR6" style:font-family-generic="roman" style:font-pitch="variable"/>
    <style:font-face style:name="CMR8" svg:font-family="CMR8" style:font-family-generic="roman" style:font-pitch="variable"/>
    <style:font-face style:name="CMSY10" svg:font-family="CMSY10" style:font-family-generic="roman" style:font-pitch="variable"/>
    <style:font-face style:name="CMSY8" svg:font-family="CMSY8" style:font-family-generic="roman" style:font-pitch="variable"/>
    <style:font-face style:name="CMTT10" svg:font-family="CMTT10" style:font-family-generic="roman" style:font-pitch="variable"/>
    <style:font-face style:name="DejaVuSans" svg:font-family="DejaVuSan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15T12:23:05.50</meta:creation-date>
    <dc:date>2013-10-15T12:34:23.08</dc:date>
    <meta:editing-duration>P0D</meta:editing-duration>
    <meta:editing-cycles>1</meta:editing-cycles>
    <meta:document-statistic meta:table-count="0" meta:image-count="0" meta:object-count="0" meta:page-count="15" meta:paragraph-count="827" meta:word-count="4126" meta:character-count="19200" meta:non-whitespace-character-count="16122"/>
    <meta:generator>LibreOffice/4.0.4.2$Windows_x86 LibreOffice_project/9e9821abd0ffdbc09cd8c52eaa574fa09eb08f2</meta:generator>
  </office:meta>
</office:document-meta>
</file>